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829cm"/>
    </style:style>
    <style:style style:name="co5" style:family="table-column">
      <style:table-column-properties fo:break-before="auto" style:column-width="2.743cm"/>
    </style:style>
    <style:style style:name="co6" style:family="table-column">
      <style:table-column-properties fo:break-before="auto" style:column-width="2.671cm"/>
    </style:style>
    <style:style style:name="co7" style:family="table-column">
      <style:table-column-properties fo:break-before="auto" style:column-width="2.118cm"/>
    </style:style>
    <style:style style:name="co8" style:family="table-column">
      <style:table-column-properties fo:break-before="auto" style:column-width="2.066cm"/>
    </style:style>
    <style:style style:name="co9" style:family="table-column">
      <style:table-column-properties fo:break-before="auto" style:column-width="0.854cm"/>
    </style:style>
    <style:style style:name="co10" style:family="table-column">
      <style:table-column-properties fo:break-before="auto" style:column-width="2.866cm"/>
    </style:style>
    <style:style style:name="co11" style:family="table-column">
      <style:table-column-properties fo:break-before="auto" style:column-width="3.366cm"/>
    </style:style>
    <style:style style:name="co12" style:family="table-column">
      <style:table-column-properties fo:break-before="auto" style:column-width="0.871cm"/>
    </style:style>
    <style:style style:name="co13" style:family="table-column">
      <style:table-column-properties fo:break-before="auto" style:column-width="3.775cm"/>
    </style:style>
    <style:style style:name="co14" style:family="table-column">
      <style:table-column-properties fo:break-before="auto" style:column-width="3.027cm"/>
    </style:style>
    <style:style style:name="co15" style:family="table-column">
      <style:table-column-properties fo:break-before="auto" style:column-width="3.739cm"/>
    </style:style>
    <style:style style:name="co16" style:family="table-column">
      <style:table-column-properties fo:break-before="auto" style:column-width="0.515cm"/>
    </style:style>
    <style:style style:name="co17" style:family="table-column">
      <style:table-column-properties fo:break-before="auto" style:column-width="1.05cm"/>
    </style:style>
    <style:style style:name="co18" style:family="table-column">
      <style:table-column-properties fo:break-before="auto" style:column-width="2.547cm"/>
    </style:style>
    <style:style style:name="co19" style:family="table-column">
      <style:table-column-properties fo:break-before="auto" style:column-width="3.277cm"/>
    </style:style>
    <style:style style:name="co20" style:family="table-column">
      <style:table-column-properties fo:break-before="auto" style:column-width="0.409cm"/>
    </style:style>
    <style:style style:name="co21" style:family="table-column">
      <style:table-column-properties fo:break-before="auto" style:column-width="1.3cm"/>
    </style:style>
    <style:style style:name="co22" style:family="table-column">
      <style:table-column-properties fo:break-before="auto" style:column-width="2.921cm"/>
    </style:style>
    <style:style style:name="co23" style:family="table-column">
      <style:table-column-properties fo:break-before="auto" style:column-width="3.99cm"/>
    </style:style>
    <style:style style:name="co24" style:family="table-column">
      <style:table-column-properties fo:break-before="auto" style:column-width="0.57cm"/>
    </style:style>
    <style:style style:name="co25" style:family="table-column">
      <style:table-column-properties fo:break-before="auto" style:column-width="0.889cm"/>
    </style:style>
    <style:style style:name="co26" style:family="table-column">
      <style:table-column-properties fo:break-before="auto" style:column-width="3.348cm"/>
    </style:style>
    <style:style style:name="co27" style:family="table-column">
      <style:table-column-properties fo:break-before="auto" style:column-width="3.473cm"/>
    </style:style>
    <style:style style:name="co28" style:family="table-column">
      <style:table-column-properties fo:break-before="auto" style:column-width="0.445cm"/>
    </style:style>
    <style:style style:name="co29" style:family="table-column">
      <style:table-column-properties fo:break-before="auto" style:column-width="1.032cm"/>
    </style:style>
    <style:style style:name="co30" style:family="table-column">
      <style:table-column-properties fo:break-before="auto" style:column-width="3.062cm"/>
    </style:style>
    <style:style style:name="co31" style:family="table-column">
      <style:table-column-properties fo:break-before="auto" style:column-width="3.0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 style:data-style-name="N111"/>
    <style:style style:name="ce4" style:family="table-cell" style:parent-style-name="Default" style:data-style-name="N3"/>
    <style:style style:name="ce5" style:family="table-cell" style:parent-style-name="Default" style:data-style-name="N112"/>
    <style:style style:name="ce6" style:family="table-cell" style:parent-style-name="Default" style:data-style-name="N115"/>
    <style:style style:name="ce7" style:family="table-cell" style:parent-style-name="Default" style:data-style-name="N4"/>
    <style:style style:name="ce8" style:family="table-cell" style:parent-style-name="Default" style:data-style-name="N113"/>
    <style:style style:name="ce9" style:family="table-cell" style:parent-style-name="Default" style:data-style-name="N114"/>
    <style:style style:name="ce28" style:family="table-cell" style:parent-style-name="Default" style:data-style-name="N81"/>
    <style:style style:name="ce19" style:family="table-cell" style:parent-style-name="Default" style:data-style-name="N111">
      <style:text-properties fo:font-style="italic" style:font-style-asian="italic" style:font-style-complex="italic"/>
    </style:style>
    <style:style style:name="ce20" style:family="table-cell" style:parent-style-name="Default" style:data-style-name="N3">
      <style:text-properties fo:font-style="italic" style:font-style-asian="italic" style:font-style-complex="italic"/>
    </style:style>
    <style:style style:name="ce21" style:family="table-cell" style:parent-style-name="Default" style:data-style-name="N112">
      <style:text-properties fo:font-style="italic" style:font-style-asian="italic" style:font-style-complex="italic"/>
    </style:style>
    <style:style style:name="ce22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3" style:family="table-cell" style:parent-style-name="Default" style:data-style-name="N5">
      <style:text-properties fo:font-style="italic" style:font-style-asian="italic" style:font-style-complex="italic"/>
    </style:style>
    <style:style style:name="ce24" style:family="table-cell" style:parent-style-name="Default" style:data-style-name="N113">
      <style:text-properties fo:font-style="italic" style:font-style-asian="italic" style:font-style-complex="italic"/>
    </style:style>
    <style:style style:name="ce25" style:family="table-cell" style:parent-style-name="Default" style:data-style-name="N4">
      <style:text-properties fo:font-style="italic" style:font-style-asian="italic" style:font-style-complex="italic"/>
    </style:style>
    <style:style style:name="ce26" style:family="table-cell" style:parent-style-name="Default" style:data-style-name="N114">
      <style:text-properties fo:font-style="italic" style:font-style-asian="italic" style:font-style-complex="italic"/>
    </style:style>
    <style:style style:name="ce27" style:family="table-cell" style:parent-style-name="Default" style:data-style-name="N112">
      <style:text-properties fo:font-style="italic" style:font-style-asian="italic" style:font-style-complex="italic"/>
      <style:map style:condition="is-true-formula([.$B$21]&gt;=[.$B$15])" style:apply-style-name="Red_20_BG" style:base-cell-address="Calculators.B21"/>
    </style:style>
    <style:style style:name="ce37" style:family="table-cell" style:parent-style-name="Default" style:data-style-name="N112">
      <style:table-cell-properties style:text-align-source="fix" style:repeat-content="false" fo:border="none"/>
      <style:paragraph-properties fo:text-align="end" fo:margin-left="0cm"/>
      <style:text-properties fo:font-style="italic" style:font-style-asian="italic" style:font-style-complex="italic"/>
    </style:style>
    <style:style style:name="ce38" style:family="table-cell" style:parent-style-name="Default">
      <style:text-properties fo:font-style="italic" style:font-style-asian="italic" style:font-style-complex="italic"/>
      <style:map style:condition="is-true-formula([.$B$21]&gt;=[.$B$15])" style:apply-style-name="Red_20_BG" style:base-cell-address="Calculators.B21"/>
    </style:style>
    <style:style style:name="ce39" style:family="table-cell" style:parent-style-name="Default">
      <style:text-properties style:font-name="Liberation Sans1" fo:font-style="italic" style:font-style-asian="italic" style:font-style-complex="italic"/>
    </style:style>
    <style:style style:name="ce42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order-left="0.74pt solid #000000" fo:border-right="none" fo:border-top="0.74pt solid #000000"/>
    </style:style>
    <style:style style:name="ce45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46" style:family="table-cell" style:parent-style-name="Default">
      <style:table-cell-properties fo:border-bottom="0.74pt solid #000000" fo:border-left="0.74pt solid #000000" fo:border-right="none" fo:border-top="none"/>
      <style:text-properties fo:font-style="italic" style:font-style-asian="italic" style:font-style-complex="italic"/>
    </style:style>
    <style:style style:name="ce47" style:family="table-cell" style:parent-style-name="Default">
      <style:table-cell-properties fo:border-bottom="none" fo:border-left="0.74pt solid #000000" fo:border-right="none" fo:border-top="none"/>
    </style:style>
    <style:style style:name="ce80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8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112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1" style:family="table-cell" style:parent-style-name="Default" style:data-style-name="N112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order-left="none" fo:border-right="none" fo:border-top="0.74pt solid #000000"/>
    </style:style>
    <style:style style:name="ce53" style:family="table-cell" style:parent-style-name="Default" style:data-style-name="N112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8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 style:data-style-name="N112"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90" style:family="table-cell" style:parent-style-name="Default" style:data-style-name="N112">
      <style:table-cell-properties fo:border-bottom="0.74pt solid #000000" fo:border-left="none" fo:border-right="none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91" style:family="table-cell" style:parent-style-name="Default" style:data-style-name="N112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92" style:family="table-cell" style:parent-style-name="Default" style:data-style-name="N112">
      <style:table-cell-properties fo:border-bottom="0.74pt solid #000000" fo:border-left="none" fo:border-right="none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93" style:family="table-cell" style:parent-style-name="Default" style:data-style-name="N112">
      <style:table-cell-properties fo:border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94" style:family="table-cell" style:parent-style-name="Default" style:data-style-name="N112">
      <style:table-cell-properties fo:border-bottom="0.74pt solid #000000" fo:border-left="none" fo:border-right="none" fo:border-top="none"/>
      <style:text-properties fo:font-style="italic" style:font-style-asian="italic" style:font-style-complex="italic"/>
    </style:style>
    <style:style style:name="ce60" style:family="table-cell" style:parent-style-name="Default">
      <style:table-cell-properties fo:border-bottom="0.74pt solid #000000" fo:border-left="none" fo:border-right="none" fo:border-top="none"/>
      <style:text-properties fo:font-style="italic" style:font-style-asian="italic" style:font-style-complex="italic"/>
    </style:style>
    <style:style style:name="ce96" style:family="table-cell" style:parent-style-name="Default"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97" style:family="table-cell" style:parent-style-name="Default">
      <style:table-cell-properties fo:border-bottom="0.74pt solid #000000" fo:border-left="none" fo:border-right="none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98" style:family="table-cell" style:parent-style-name="Default">
      <style:table-cell-properties fo:border-bottom="0.74pt solid #000000" fo:border-left="none" fo:border-right="none" fo:border-top="none"/>
    </style:style>
    <style:style style:name="ce99" style:family="table-cell" style:parent-style-name="Default">
      <style:table-cell-properties fo:border-bottom="0.74pt solid #000000" fo:border-left="none" fo:border-right="none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100" style:family="table-cell" style:parent-style-name="Default">
      <style:table-cell-properties fo:border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10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none" fo:border-left="none" fo:border-right="0.74pt solid #000000" fo:border-top="0.74pt solid #000000"/>
    </style:style>
    <style:style style:name="ce67" style:family="table-cell" style:parent-style-name="Default">
      <style:table-cell-properties fo:border-bottom="none" fo:border-left="none" fo:border-right="0.74pt solid #000000" fo:border-top="none"/>
      <style:text-properties fo:font-style="italic" style:font-style-asian="italic" style:font-style-complex="italic"/>
    </style:style>
    <style:style style:name="ce68" style:family="table-cell" style:parent-style-name="Default">
      <style:table-cell-properties fo:border-bottom="0.74pt solid #000000" fo:border-left="none" fo:border-right="0.74pt solid #000000" fo:border-top="none"/>
      <style:text-properties fo:font-style="italic" style:font-style-asian="italic" style:font-style-complex="italic"/>
    </style:style>
    <style:style style:name="ce107" style:family="table-cell" style:parent-style-name="Default">
      <style:table-cell-properties fo:border-bottom="none" fo:border-left="none" fo:border-right="0.74pt solid #000000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108" style:family="table-cell" style:parent-style-name="Default">
      <style:table-cell-properties fo:border-bottom="0.74pt solid #000000" fo:border-left="none" fo:border-right="0.74pt solid #000000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109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0.74pt solid #000000" fo:border-left="none" fo:border-right="0.74pt solid #000000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5"/>
    </style:style>
    <style:style style:name="ce111" style:family="table-cell" style:parent-style-name="Default">
      <style:table-cell-properties fo:border-bottom="none" fo:border-left="none" fo:border-right="0.74pt solid #000000" fo:border-top="none"/>
    </style:style>
    <style:style style:name="ce112" style:family="table-cell" style:parent-style-name="Default">
      <style:table-cell-properties fo:border-bottom="none" fo:border-left="none" fo:border-right="0.74pt solid #000000" fo:border-top="none"/>
      <style:text-properties style:font-name="Liberation Sans1" fo:font-style="italic" style:font-style-asian="italic" style:font-style-complex="italic"/>
    </style:style>
    <style:style style:name="ce1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117" style:family="table-cell" style:parent-style-name="Default" style:data-style-name="N112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74pt solid #000000" fo:border-left="0.74pt solid #000000" fo:border-right="none" fo:border-top="none"/>
    </style:style>
    <style:style style:name="ce119" style:family="table-cell" style:parent-style-name="Default">
      <style:table-cell-properties fo:border="none"/>
    </style:style>
    <style:style style:name="ce120" style:family="table-cell" style:parent-style-name="Default" style:data-style-name="N3">
      <style:table-cell-properties fo:border="none"/>
      <style:text-properties fo:font-style="italic" style:font-style-asian="italic" style:font-style-complex="italic"/>
    </style:style>
    <style:style style:name="ce121" style:family="table-cell" style:parent-style-name="Default" style:data-style-name="N3">
      <style:table-cell-properties fo:border-bottom="0.74pt solid #000000" fo:border-left="none" fo:border-right="none" fo:border-top="none"/>
      <style:text-properties fo:font-style="italic" style:font-style-asian="italic" style:font-style-complex="italic"/>
    </style:style>
    <style:style style:name="ce123" style:family="table-cell" style:parent-style-name="Default"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order-bottom="none" fo:border-left="none" fo:border-right="0.74pt solid #000000" fo:border-top="none"/>
      <style:text-properties fo:font-weight="normal" style:font-weight-asian="normal" style:font-weight-complex="normal"/>
    </style:style>
    <style:style style:name="ce126" style:family="table-cell" style:parent-style-name="Default">
      <style:table-cell-properties fo:border-bottom="0.74pt solid #000000" fo:border-left="none" fo:border-right="0.74pt solid #000000" fo:border-top="none"/>
    </style:style>
    <style:style style:name="ce157" style:family="table-cell" style:parent-style-name="Default">
      <style:table-cell-properties fo:border-bottom="0.74pt solid #000000" fo:border-left="0.74pt solid #000000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47" style:family="table-cell" style:parent-style-name="Default">
      <style:text-properties fo:font-weight="bold" style:font-weight-asian="bold" style:font-weight-complex="bold"/>
      <style:map style:condition="is-true-formula([.$Q$12]=[.$L$24])" style:apply-style-name="Red_20_BG" style:base-cell-address="Calculators.Q12"/>
    </style:style>
    <style:style style:name="ce148" style:family="table-cell" style:parent-style-name="Default" style:data-style-name="N112">
      <style:text-properties fo:font-style="italic" style:font-style-asian="italic" style:font-style-complex="italic"/>
      <style:map style:condition="is-true-formula([.$Q$18]&lt;=[.$B$24])" style:apply-style-name="Red_20_BG" style:base-cell-address="Calculators.Q18"/>
    </style:style>
    <style:style style:name="ce149" style:family="table-cell" style:parent-style-name="Default" style:data-style-name="N112">
      <style:table-cell-properties fo:border="none"/>
      <style:text-properties fo:font-style="italic" style:font-style-asian="italic" style:font-style-complex="italic"/>
    </style:style>
    <style:style style:name="ce161" style:family="table-cell" style:parent-style-name="Default" style:data-style-name="N112">
      <style:table-cell-properties fo:border-bottom="0.74pt solid #000000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52" style:family="table-cell" style:parent-style-name="Default">
      <style:text-properties fo:font-style="italic" style:font-style-asian="italic" style:font-style-complex="italic"/>
      <style:map style:condition="is-true-formula([.$Q$18]&lt;=[.$B$24])" style:apply-style-name="Red_20_BG" style:base-cell-address="Calculators.Q18"/>
    </style:style>
    <style:style style:name="ce163" style:family="table-cell" style:parent-style-name="Default">
      <style:table-cell-properties fo:border-bottom="0.74pt solid #000000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56" style:family="table-cell" style:parent-style-name="Default">
      <style:table-cell-properties fo:border-bottom="none" fo:border-left="none" fo:border-right="0.74pt solid #000000" fo:border-top="none"/>
      <style:text-properties fo:font-style="italic" style:font-style-asian="italic" style:font-style-complex="italic"/>
      <style:map style:condition="is-true-formula([.$Q$18]&lt;=[.$B$24])" style:apply-style-name="Red_20_BG" style:base-cell-address="Calculators.Q18"/>
    </style:style>
    <style:style style:name="ce165" style:family="table-cell" style:parent-style-name="Default">
      <style:table-cell-properties fo:border-bottom="0.74pt solid #000000" fo:border-left="none" fo:border-right="0.74pt solid #0000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font-name="Liberation Sans2"/>
    </style:style>
  </office:automatic-styles>
  <office:body>
    <office:spreadsheet>
      <table:content-validations>
        <table:content-validation table:name="val1" table:condition="of:cell-content-is-in-list([$'Kerbol System'.$A$2:$'Kerbol System'.$A$18])" table:allow-empty-cell="false" table:display-list="unsorted" table:base-cell-address="Gameplay.B1">
          <table:error-message table:message-type="stop" table:display="true"/>
        </table:content-validation>
        <table:content-validation table:name="val2" table:condition="of:cell-content-is-in-list([$Gameplay.$A$7:$Gameplay.$A$9])" table:allow-empty-cell="true" table:display-list="unsorted" table:base-cell-address="Calculators.L4">
          <table:error-message table:message-type="stop" table:display="true"/>
        </table:content-validation>
        <table:content-validation table:name="val3" table:condition="of:cell-content-is-in-list([$Gameplay.$A$2:$Gameplay.$A$9])" table:allow-empty-cell="true" table:display-list="unsorted" table:base-cell-address="Calculators.L11">
          <table:error-message table:message-type="stop" table:display="true"/>
        </table:content-validation>
      </table:content-validations>
      <table:table table:name="Kerbol System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1" table:default-cell-style-name="ce8"/>
        <table:table-column table:style-name="co5" table:default-cell-style-name="ce9"/>
        <table:table-column table:style-name="co6" table:default-cell-style-name="ce9"/>
        <table:table-column table:style-name="co1" table:default-cell-style-name="ce9"/>
        <table:table-column table:style-name="co1" table:default-cell-style-name="ce6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Default"/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Parent Gm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id. Day</text:p>
          </table:table-cell>
          <table:table-cell office:value-type="string" calcext:value-type="string">
            <text:p>Rot Angle</text:p>
          </table:table-cell>
          <table:table-cell office:value-type="string" calcext:value-type="string">
            <text:p>S.M.A.</text:p>
          </table:table-cell>
          <table:table-cell office:value-type="string" calcext:value-type="string">
            <text:p>Eccentricity</text:p>
          </table:table-cell>
          <table:table-cell office:value-type="string" calcext:value-type="string">
            <text:p>Inclination</text:p>
          </table:table-cell>
          <table:table-cell office:value-type="string" calcext:value-type="string">
            <text:p>Mean Anomaly</text:p>
          </table:table-cell>
          <table:table-cell office:value-type="string" calcext:value-type="string">
            <text:p>(Radians)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Arg of Peri.</text:p>
          </table:table-cell>
          <table:table-cell office:value-type="string" calcext:value-type="string">
            <text:p>Atm. Height</text:p>
          </table:table-cell>
          <table:table-cell office:value-type="string" calcext:value-type="string">
            <text:p>Obstacle Ht</text:p>
          </table:table-cell>
          <table:table-cell/>
          <table:table-cell office:value-type="string" calcext:value-type="string">
            <text:p>Orb. Period</text:p>
          </table:table-cell>
          <table:table-cell office:value-type="string" calcext:value-type="string">
            <text:p>SOI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.17233279483249E+018" calcext:value-type="float">
            <text:p>1.1723E+18</text:p>
          </table:table-cell>
          <table:table-cell/>
          <table:table-cell office:value-type="float" office:value="261600000" calcext:value-type="float">
            <text:p>261,600,000</text:p>
          </table:table-cell>
          <table:table-cell office:value-type="float" office:value="432000" calcext:value-type="float">
            <text:p>432,000.000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ho</text:p>
          </table:table-cell>
          <table:table-cell office:value-type="float" office:value="168609378654.509" calcext:value-type="float">
            <text:p>1.6861E+11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250000" calcext:value-type="float">
            <text:p>250,000</text:p>
          </table:table-cell>
          <table:table-cell office:value-type="float" office:value="1210000" calcext:value-type="float">
            <text:p>1,210,000.000</text:p>
          </table:table-cell>
          <table:table-cell table:style-name="ce6" office:value-type="float" office:value="190" calcext:value-type="float">
            <text:p>190.0</text:p>
          </table:table-cell>
          <table:table-cell office:value-type="float" office:value="5263138304" calcext:value-type="float">
            <text:p>5,263,138,304.00</text:p>
          </table:table-cell>
          <table:table-cell office:value-type="float" office:value="0.200000002980232" calcext:value-type="float">
            <text:p>0.200000</text:p>
          </table:table-cell>
          <table:table-cell office:value-type="float" office:value="7" calcext:value-type="float">
            <text:p>7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3])" office:value-type="float" office:value="3.14000010490418" calcext:value-type="float">
            <text:p>3.14000</text:p>
          </table:table-cell>
          <table:table-cell office:value-type="float" office:value="70" calcext:value-type="float">
            <text:p>70.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2215754.21968432" calcext:value-type="float">
            <text:p>2,215,754.220</text:p>
          </table:table-cell>
          <table:table-cell office:value-type="float" office:value="9646663.02332811" calcext:value-type="float">
            <text:p>9,646,663.023</text:p>
          </table:table-cell>
          <table:table-cell/>
        </table:table-row>
        <table:table-row table:style-name="ro1">
          <table:table-cell office:value-type="string" calcext:value-type="string">
            <text:p>Eve</text:p>
          </table:table-cell>
          <table:table-cell office:value-type="float" office:value="8171730229210.87" calcext:value-type="float">
            <text:p>8.1717E+12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700000" calcext:value-type="float">
            <text:p>700,000</text:p>
          </table:table-cell>
          <table:table-cell office:value-type="float" office:value="80500" calcext:value-type="float">
            <text:p>80,500.000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9832684544" calcext:value-type="float">
            <text:p>9,832,684,544.00</text:p>
          </table:table-cell>
          <table:table-cell office:value-type="float" office:value="0.00999999977648258" calcext:value-type="float">
            <text:p>0.010000</text:p>
          </table:table-cell>
          <table:table-cell office:value-type="float" office:value="2.09999990463257" calcext:value-type="float">
            <text:p>2.1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4])" office:value-type="float" office:value="3.14000010490418" calcext:value-type="float">
            <text:p>3.14000</text:p>
          </table:table-cell>
          <table:table-cell office:value-type="float" office:value="15" calcext:value-type="float">
            <text:p>15.0</text:p>
          </table:table-cell>
          <table:table-cell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float" office:value="7600" calcext:value-type="float">
            <text:p>7600</text:p>
          </table:table-cell>
          <table:table-cell/>
          <table:table-cell office:value-type="float" office:value="5657995.14648304" calcext:value-type="float">
            <text:p>5,657,995.146</text:p>
          </table:table-cell>
          <table:table-cell office:value-type="float" office:value="85109364.7382441" calcext:value-type="float">
            <text:p>85,109,364.738</text:p>
          </table:table-cell>
          <table:table-cell/>
        </table:table-row>
        <table:table-row table:style-name="ro1">
          <table:table-cell table:style-name="ce1" office:value-type="string" calcext:value-type="string">
            <text:p>Gilly</text:p>
          </table:table-cell>
          <table:table-cell office:value-type="float" office:value="8289449.81471635" calcext:value-type="float">
            <text:p>8.2894E+06</text:p>
          </table:table-cell>
          <table:table-cell table:formula="of:=[.B4]" office:value-type="float" office:value="8171730229210.87" calcext:value-type="float">
            <text:p>8.1717E+12</text:p>
          </table:table-cell>
          <table:table-cell office:value-type="float" office:value="13000" calcext:value-type="float">
            <text:p>13,000</text:p>
          </table:table-cell>
          <table:table-cell office:value-type="float" office:value="28255" calcext:value-type="float">
            <text:p>28,255.000</text:p>
          </table:table-cell>
          <table:table-cell table:style-name="ce6" office:value-type="float" office:value="5" calcext:value-type="float">
            <text:p>5.0</text:p>
          </table:table-cell>
          <table:table-cell office:value-type="float" office:value="31500000" calcext:value-type="float">
            <text:p>31,500,000.00</text:p>
          </table:table-cell>
          <table:table-cell office:value-type="float" office:value="0.550000011920929" calcext:value-type="float">
            <text:p>0.550000</text:p>
          </table:table-cell>
          <table:table-cell office:value-type="float" office:value="12" calcext:value-type="float">
            <text:p>12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5])" office:value-type="float" office:value="0.899999976158143" calcext:value-type="float">
            <text:p>0.90000</text:p>
          </table:table-cell>
          <table:table-cell office:value-type="float" office:value="80" calcext:value-type="float">
            <text:p>80.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  <table:table-cell/>
          <table:table-cell office:value-type="float" office:value="388587.376847929" calcext:value-type="float">
            <text:p>388,587.377</text:p>
          </table:table-cell>
          <table:table-cell office:value-type="float" office:value="126123.271704568" calcext:value-type="float">
            <text:p>126,123.272</text:p>
          </table:table-cell>
          <table:table-cell/>
        </table:table-row>
        <table:table-row table:style-name="ro1">
          <table:table-cell office:value-type="string" calcext:value-type="string">
            <text:p>Kerbin</text:p>
          </table:table-cell>
          <table:table-cell office:value-type="float" office:value="3531600000000" calcext:value-type="float">
            <text:p>3.5316E+12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600000" calcext:value-type="float">
            <text:p>600,000</text:p>
          </table:table-cell>
          <table:table-cell office:value-type="float" office:value="21549.4251830898" calcext:value-type="float">
            <text:p>21,549.425</text:p>
          </table:table-cell>
          <table:table-cell table:style-name="ce6" office:value-type="float" office:value="90" calcext:value-type="float">
            <text:p>90.0</text:p>
          </table:table-cell>
          <table:table-cell office:value-type="float" office:value="13599840256" calcext:value-type="float">
            <text:p>13,599,840,256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6])" office:value-type="float" office:value="3.14000010490418" calcext:value-type="float">
            <text:p>3.1400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office:value-type="float" office:value="6767" calcext:value-type="float">
            <text:p>6767</text:p>
          </table:table-cell>
          <table:table-cell/>
          <table:table-cell office:value-type="float" office:value="9203544.61750141" calcext:value-type="float">
            <text:p>9,203,544.618</text:p>
          </table:table-cell>
          <table:table-cell office:value-type="float" office:value="84159286.4796305" calcext:value-type="float">
            <text:p>84,159,286.480</text:p>
          </table:table-cell>
          <table:table-cell/>
        </table:table-row>
        <table:table-row table:style-name="ro1">
          <table:table-cell table:style-name="ce1" office:value-type="string" calcext:value-type="string">
            <text:p>Mun</text:p>
          </table:table-cell>
          <table:table-cell office:value-type="float" office:value="65138397520.7807" calcext:value-type="float">
            <text:p>6.5138E+10</text:p>
          </table:table-cell>
          <table:table-cell table:formula="of:=[.B6]" office:value-type="float" office:value="3531600000000" calcext:value-type="float">
            <text:p>3.5316E+12</text:p>
          </table:table-cell>
          <table:table-cell office:value-type="float" office:value="200000" calcext:value-type="float">
            <text:p>200,000</text:p>
          </table:table-cell>
          <table:table-cell office:value-type="float" office:value="138984.376574476" calcext:value-type="float">
            <text:p>138,984.377</text:p>
          </table:table-cell>
          <table:table-cell table:style-name="ce6" office:value-type="float" office:value="230" calcext:value-type="float">
            <text:p>230.0</text:p>
          </table:table-cell>
          <table:table-cell office:value-type="float" office:value="12000000" calcext:value-type="float">
            <text:p>12,000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97.4028279043159" calcext:value-type="float">
            <text:p>97.40283</text:p>
          </table:table-cell>
          <table:table-cell table:formula="of:=RADIANS([.J7])" office:value-type="float" office:value="1.70000004768372" calcext:value-type="float">
            <text:p>1.7000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00" calcext:value-type="float">
            <text:p>7100</text:p>
          </table:table-cell>
          <table:table-cell/>
          <table:table-cell office:value-type="float" office:value="138984.376574476" calcext:value-type="float">
            <text:p>138,984.377</text:p>
          </table:table-cell>
          <table:table-cell office:value-type="float" office:value="2429559.11656475" calcext:value-type="float">
            <text:p>2,429,559.117</text:p>
          </table:table-cell>
          <table:table-cell/>
        </table:table-row>
        <table:table-row table:style-name="ro1">
          <table:table-cell table:style-name="ce1" office:value-type="string" calcext:value-type="string">
            <text:p>Minmus</text:p>
          </table:table-cell>
          <table:table-cell office:value-type="float" office:value="1765800026.31247" calcext:value-type="float">
            <text:p>1.7658E+09</text:p>
          </table:table-cell>
          <table:table-cell table:formula="of:=[.B6]" office:value-type="float" office:value="3531600000000" calcext:value-type="float">
            <text:p>3.5316E+12</text:p>
          </table:table-cell>
          <table:table-cell office:value-type="float" office:value="60000" calcext:value-type="float">
            <text:p>60,000</text:p>
          </table:table-cell>
          <table:table-cell office:value-type="float" office:value="40400" calcext:value-type="float">
            <text:p>40,400.000</text:p>
          </table:table-cell>
          <table:table-cell table:style-name="ce6" office:value-type="float" office:value="230" calcext:value-type="float">
            <text:p>230.0</text:p>
          </table:table-cell>
          <table:table-cell office:value-type="float" office:value="47000000" calcext:value-type="float">
            <text:p>47,000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6" calcext:value-type="float">
            <text:p>6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8])" office:value-type="float" office:value="0.899999976158143" calcext:value-type="float">
            <text:p>0.90000</text:p>
          </table:table-cell>
          <table:table-cell office:value-type="float" office:value="78" calcext:value-type="float">
            <text:p>78.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/>
          <table:table-cell office:value-type="float" office:value="1077310.52101881" calcext:value-type="float">
            <text:p>1,077,310.521</text:p>
          </table:table-cell>
          <table:table-cell office:value-type="float" office:value="2247428.3879023" calcext:value-type="float">
            <text:p>2,247,428.388</text:p>
          </table:table-cell>
          <table:table-cell/>
        </table:table-row>
        <table:table-row table:style-name="ro1">
          <table:table-cell office:value-type="string" calcext:value-type="string">
            <text:p>Duna</text:p>
          </table:table-cell>
          <table:table-cell office:value-type="float" office:value="301363211975.098" calcext:value-type="float">
            <text:p>3.0136E+11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320000" calcext:value-type="float">
            <text:p>320,000</text:p>
          </table:table-cell>
          <table:table-cell office:value-type="float" office:value="65517.859375" calcext:value-type="float">
            <text:p>65,517.859</text:p>
          </table:table-cell>
          <table:table-cell table:style-name="ce6" office:value-type="float" office:value="90" calcext:value-type="float">
            <text:p>90.0</text:p>
          </table:table-cell>
          <table:table-cell office:value-type="float" office:value="20726155264" calcext:value-type="float">
            <text:p>20,726,155,264.00</text:p>
          </table:table-cell>
          <table:table-cell office:value-type="float" office:value="0.0509999990463257" calcext:value-type="float">
            <text:p>0.051000</text:p>
          </table:table-cell>
          <table:table-cell office:value-type="float" office:value="0.0599999986588955" calcext:value-type="float">
            <text:p>0.06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9])" office:value-type="float" office:value="3.14000010490418" calcext:value-type="float">
            <text:p>3.14000</text:p>
          </table:table-cell>
          <table:table-cell office:value-type="float" office:value="135.5" calcext:value-type="float">
            <text:p>135.5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7246" calcext:value-type="float">
            <text:p>7246</text:p>
          </table:table-cell>
          <table:table-cell/>
          <table:table-cell office:value-type="float" office:value="17315400.1425698" calcext:value-type="float">
            <text:p>17,315,400.143</text:p>
          </table:table-cell>
          <table:table-cell office:value-type="float" office:value="47921949.369738" calcext:value-type="float">
            <text:p>47,921,949.370</text:p>
          </table:table-cell>
          <table:table-cell/>
        </table:table-row>
        <table:table-row table:style-name="ro1">
          <table:table-cell table:style-name="ce1" office:value-type="string" calcext:value-type="string">
            <text:p>Ike</text:p>
          </table:table-cell>
          <table:table-cell office:value-type="float" office:value="18568368573.144" calcext:value-type="float">
            <text:p>1.8568E+10</text:p>
          </table:table-cell>
          <table:table-cell table:formula="of:=[.B9]" office:value-type="float" office:value="301363211975.098" calcext:value-type="float">
            <text:p>3.0136E+11</text:p>
          </table:table-cell>
          <table:table-cell office:value-type="float" office:value="130000" calcext:value-type="float">
            <text:p>130,000</text:p>
          </table:table-cell>
          <table:table-cell office:value-type="float" office:value="65517.8621348081" calcext:value-type="float">
            <text:p>65,517.862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3200000" calcext:value-type="float">
            <text:p>3,200,000.00</text:p>
          </table:table-cell>
          <table:table-cell office:value-type="float" office:value="0.0299999993294477" calcext:value-type="float">
            <text:p>0.030000</text:p>
          </table:table-cell>
          <table:table-cell office:value-type="float" office:value="0.200000002980232" calcext:value-type="float">
            <text:p>0.20000</text:p>
          </table:table-cell>
          <table:table-cell office:value-type="float" office:value="97.4028279043159" calcext:value-type="float">
            <text:p>97.40283</text:p>
          </table:table-cell>
          <table:table-cell table:formula="of:=RADIANS([.J10])" office:value-type="float" office:value="1.70000004768372" calcext:value-type="float">
            <text:p>1.7000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29" calcext:value-type="float">
            <text:p>12629</text:p>
          </table:table-cell>
          <table:table-cell/>
          <table:table-cell office:value-type="float" office:value="65517.8621348081" calcext:value-type="float">
            <text:p>65,517.862</text:p>
          </table:table-cell>
          <table:table-cell office:value-type="float" office:value="1049598.93931162" calcext:value-type="float">
            <text:p>1,049,598.939</text:p>
          </table:table-cell>
          <table:table-cell/>
        </table:table-row>
        <table:table-row table:style-name="ro1">
          <table:table-cell table:style-name="ce2" office:value-type="string" calcext:value-type="string">
            <text:p>Dres</text:p>
          </table:table-cell>
          <table:table-cell office:value-type="float" office:value="21484488600" calcext:value-type="float">
            <text:p>2.1484E+10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138000" calcext:value-type="float">
            <text:p>138,000</text:p>
          </table:table-cell>
          <table:table-cell office:value-type="float" office:value="34800" calcext:value-type="float">
            <text:p>34,800.000</text:p>
          </table:table-cell>
          <table:table-cell table:style-name="ce6" office:value-type="float" office:value="25" calcext:value-type="float">
            <text:p>25.0</text:p>
          </table:table-cell>
          <table:table-cell office:value-type="float" office:value="40839348203" calcext:value-type="float">
            <text:p>40,839,348,203.00</text:p>
          </table:table-cell>
          <table:table-cell office:value-type="float" office:value="0.145" calcext:value-type="float">
            <text:p>0.145000</text:p>
          </table:table-cell>
          <table:table-cell office:value-type="float" office:value="5" calcext:value-type="float">
            <text:p>5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1])" office:value-type="float" office:value="3.14000010490418" calcext:value-type="float">
            <text:p>3.14000</text:p>
          </table:table-cell>
          <table:table-cell office:value-type="float" office:value="280" calcext:value-type="float">
            <text:p>280.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/>
          <table:table-cell office:value-type="float" office:value="47893063.1385932" calcext:value-type="float">
            <text:p>47,893,063.139</text:p>
          </table:table-cell>
          <table:table-cell office:value-type="float" office:value="32832839.5767762" calcext:value-type="float">
            <text:p>32,832,839.577</text:p>
          </table:table-cell>
          <table:table-cell/>
        </table:table-row>
        <table:table-row table:style-name="ro1">
          <table:table-cell office:value-type="string" calcext:value-type="string">
            <text:p>Jool</text:p>
          </table:table-cell>
          <table:table-cell office:value-type="float" office:value="282528004209995" calcext:value-type="float">
            <text:p>2.8253E+14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6000000" calcext:value-type="float">
            <text:p>6,000,000</text:p>
          </table:table-cell>
          <table:table-cell office:value-type="float" office:value="36000" calcext:value-type="float">
            <text:p>36,000.000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68773560320" calcext:value-type="float">
            <text:p>68,773,560,320.00</text:p>
          </table:table-cell>
          <table:table-cell office:value-type="float" office:value="0.0500000007450581" calcext:value-type="float">
            <text:p>0.050000</text:p>
          </table:table-cell>
          <table:table-cell office:value-type="float" office:value="1.30400002002716" calcext:value-type="float">
            <text:p>1.30400</text:p>
          </table:table-cell>
          <table:table-cell office:value-type="float" office:value="5.72957803668559" calcext:value-type="float">
            <text:p>5.72958</text:p>
          </table:table-cell>
          <table:table-cell table:formula="of:=RADIANS([.J12])" office:value-type="float" office:value="0.100000001490116" calcext:value-type="float">
            <text:p>0.10000</text:p>
          </table:table-cell>
          <table:table-cell office:value-type="float" office:value="52" calcext:value-type="float">
            <text:p>52.0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661432.107989" calcext:value-type="float">
            <text:p>104,661,432.108</text:p>
          </table:table-cell>
          <table:table-cell office:value-type="float" office:value="2455985185.42347" calcext:value-type="float">
            <text:p>2,455,985,185.423</text:p>
          </table:table-cell>
          <table:table-cell/>
        </table:table-row>
        <table:table-row table:style-name="ro1">
          <table:table-cell table:style-name="ce1" office:value-type="string" calcext:value-type="string">
            <text:p>Laythe</text:p>
          </table:table-cell>
          <table:table-cell office:value-type="float" office:value="1962000029236.08" calcext:value-type="float">
            <text:p>1.9620E+12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500000" calcext:value-type="float">
            <text:p>500,000</text:p>
          </table:table-cell>
          <table:table-cell office:value-type="float" office:value="52980.8790593796" calcext:value-type="float">
            <text:p>52,980.879</text:p>
          </table:table-cell>
          <table:table-cell table:style-name="ce6" office:value-type="float" office:value="90" calcext:value-type="float">
            <text:p>90.0</text:p>
          </table:table-cell>
          <table:table-cell office:value-type="float" office:value="27184000" calcext:value-type="float">
            <text:p>27,184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3])" office:value-type="float" office:value="3.14000010490418" calcext:value-type="float">
            <text:p>3.1400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float" office:value="52980.8790593796" calcext:value-type="float">
            <text:p>52,980.879</text:p>
          </table:table-cell>
          <table:table-cell office:value-type="float" office:value="3723645.81113302" calcext:value-type="float">
            <text:p>3,723,645.811</text:p>
          </table:table-cell>
          <table:table-cell/>
        </table:table-row>
        <table:table-row table:style-name="ro1">
          <table:table-cell table:style-name="ce1" office:value-type="string" calcext:value-type="string">
            <text:p>Vall</text:p>
          </table:table-cell>
          <table:table-cell office:value-type="float" office:value="207481499473.751" calcext:value-type="float">
            <text:p>2.0748E+11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300000" calcext:value-type="float">
            <text:p>300,000</text:p>
          </table:table-cell>
          <table:table-cell office:value-type="float" office:value="105962.088893924" calcext:value-type="float">
            <text:p>105,962.089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43152000" calcext:value-type="float">
            <text:p>43,152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14])" office:value-type="float" office:value="0.899999976158143" calcext:value-type="float">
            <text:p>0.9000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05962.088893924" calcext:value-type="float">
            <text:p>105,962.089</text:p>
          </table:table-cell>
          <table:table-cell office:value-type="float" office:value="2406401.44479404" calcext:value-type="float">
            <text:p>2,406,401.445</text:p>
          </table:table-cell>
          <table:table-cell/>
        </table:table-row>
        <table:table-row table:style-name="ro1">
          <table:table-cell table:style-name="ce1" office:value-type="string" calcext:value-type="string">
            <text:p>Tylo</text:p>
          </table:table-cell>
          <table:table-cell office:value-type="float" office:value="2825280042099.95" calcext:value-type="float">
            <text:p>2.8253E+12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600000" calcext:value-type="float">
            <text:p>600,000</text:p>
          </table:table-cell>
          <table:table-cell office:value-type="float" office:value="211926.35802123" calcext:value-type="float">
            <text:p>211,926.358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68500000" calcext:value-type="float">
            <text:p>68,500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5000000372529" calcext:value-type="float">
            <text:p>0.025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5])" office:value-type="float" office:value="3.14000010490418" calcext:value-type="float">
            <text:p>3.1400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0" calcext:value-type="float">
            <text:p>11300</text:p>
          </table:table-cell>
          <table:table-cell/>
          <table:table-cell office:value-type="float" office:value="211926.35802123" calcext:value-type="float">
            <text:p>211,926.358</text:p>
          </table:table-cell>
          <table:table-cell office:value-type="float" office:value="10856518.3683586" calcext:value-type="float">
            <text:p>10,856,518.368</text:p>
          </table:table-cell>
          <table:table-cell/>
        </table:table-row>
        <table:table-row table:style-name="ro1">
          <table:table-cell table:style-name="ce1" office:value-type="string" calcext:value-type="string">
            <text:p>Bop</text:p>
          </table:table-cell>
          <table:table-cell office:value-type="float" office:value="2486834944.41491" calcext:value-type="float">
            <text:p>2.4868E+09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65000" calcext:value-type="float">
            <text:p>65,000</text:p>
          </table:table-cell>
          <table:table-cell office:value-type="float" office:value="544507.428516654" calcext:value-type="float">
            <text:p>544,507.429</text:p>
          </table:table-cell>
          <table:table-cell table:style-name="ce6" office:value-type="float" office:value="230" calcext:value-type="float">
            <text:p>230.0</text:p>
          </table:table-cell>
          <table:table-cell office:value-type="float" office:value="128500000" calcext:value-type="float">
            <text:p>128,500,000.00</text:p>
          </table:table-cell>
          <table:table-cell office:value-type="float" office:value="0.234999999403954" calcext:value-type="float">
            <text:p>0.235000</text:p>
          </table:table-cell>
          <table:table-cell office:value-type="float" office:value="15" calcext:value-type="float">
            <text:p>15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16])" office:value-type="float" office:value="0.899999976158143" calcext:value-type="float">
            <text:p>0.90000</text:p>
          </table:table-cell>
          <table:table-cell office:value-type="float" office:value="10" calcext:value-type="float">
            <text:p>10.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1800" calcext:value-type="float">
            <text:p>21800</text:p>
          </table:table-cell>
          <table:table-cell/>
          <table:table-cell office:value-type="float" office:value="544507.428516654" calcext:value-type="float">
            <text:p>544,507.429</text:p>
          </table:table-cell>
          <table:table-cell office:value-type="float" office:value="1221060.86284253" calcext:value-type="float">
            <text:p>1,221,060.863</text:p>
          </table:table-cell>
          <table:table-cell/>
        </table:table-row>
        <table:table-row table:style-name="ro1">
          <table:table-cell table:style-name="ce1" office:value-type="string" calcext:value-type="string">
            <text:p>Pol</text:p>
          </table:table-cell>
          <table:table-cell office:value-type="float" office:value="721702080" calcext:value-type="float">
            <text:p>7.2170E+08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44000" calcext:value-type="float">
            <text:p>44,000</text:p>
          </table:table-cell>
          <table:table-cell office:value-type="float" office:value="901902.623531173" calcext:value-type="float">
            <text:p>901,902.624</text:p>
          </table:table-cell>
          <table:table-cell table:style-name="ce6" office:value-type="float" office:value="25" calcext:value-type="float">
            <text:p>25.0</text:p>
          </table:table-cell>
          <table:table-cell office:value-type="float" office:value="179890000" calcext:value-type="float">
            <text:p>179,890,000.00</text:p>
          </table:table-cell>
          <table:table-cell office:value-type="float" office:value="0.17085" calcext:value-type="float">
            <text:p>0.170850</text:p>
          </table:table-cell>
          <table:table-cell office:value-type="float" office:value="4.25" calcext:value-type="float">
            <text:p>4.25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17])" office:value-type="float" office:value="0.899999976158143" calcext:value-type="float">
            <text:p>0.90000</text:p>
          </table:table-cell>
          <table:table-cell office:value-type="float" office:value="2" calcext:value-type="float">
            <text:p>2.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471" calcext:value-type="float">
            <text:p>5471</text:p>
          </table:table-cell>
          <table:table-cell/>
          <table:table-cell office:value-type="float" office:value="901902.623531173" calcext:value-type="float">
            <text:p>901,902.624</text:p>
          </table:table-cell>
          <table:table-cell office:value-type="float" office:value="1042138.89230178" calcext:value-type="float">
            <text:p>1,042,138.892</text:p>
          </table:table-cell>
          <table:table-cell/>
        </table:table-row>
        <table:table-row table:style-name="ro1">
          <table:table-cell office:value-type="string" calcext:value-type="string">
            <text:p>Eeloo</text:p>
          </table:table-cell>
          <table:table-cell office:value-type="float" office:value="74410814527.0496" calcext:value-type="float">
            <text:p>7.4411E+10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210000" calcext:value-type="float">
            <text:p>210,000</text:p>
          </table:table-cell>
          <table:table-cell office:value-type="float" office:value="19460" calcext:value-type="float">
            <text:p>19,460.000</text:p>
          </table:table-cell>
          <table:table-cell table:style-name="ce6" office:value-type="float" office:value="25" calcext:value-type="float">
            <text:p>25.0</text:p>
          </table:table-cell>
          <table:table-cell office:value-type="float" office:value="90118820000" calcext:value-type="float">
            <text:p>90,118,820,000.00</text:p>
          </table:table-cell>
          <table:table-cell office:value-type="float" office:value="0.26" calcext:value-type="float">
            <text:p>0.260000</text:p>
          </table:table-cell>
          <table:table-cell office:value-type="float" office:value="6.15" calcext:value-type="float">
            <text:p>6.15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8])" office:value-type="float" office:value="3.14000010490418" calcext:value-type="float">
            <text:p>3.14000</text:p>
          </table:table-cell>
          <table:table-cell office:value-type="float" office:value="50" calcext:value-type="float">
            <text:p>50.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/>
          <table:table-cell office:value-type="float" office:value="156992048.397359" calcext:value-type="float">
            <text:p>156,992,048.397</text:p>
          </table:table-cell>
          <table:table-cell office:value-type="float" office:value="119082941.647812" calcext:value-type="float">
            <text:p>119,082,941.648</text:p>
          </table:table-cell>
          <table:table-cell/>
        </table:table-row>
        <table:table-row table:style-name="ro1" table:number-rows-repeated="104855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Gameplay" table:style-name="ta1">
        <table:table-column table:style-name="co13" table:default-cell-style-name="Default"/>
        <table:table-column table:style-name="co1" table:default-cell-style-name="ce28"/>
        <table:table-column table:style-name="co1" table:default-cell-style-name="Default"/>
        <table:table-row table:style-name="ro1">
          <table:table-cell office:value-type="string" calcext:value-type="string">
            <text:p>Antenna</text:p>
          </table:table-cell>
          <table:table-cell table:style-name="Default" office:value-type="string" calcext:value-type="string">
            <text:p>Rating</text:p>
          </table:table-cell>
          <table:table-cell office:value-type="string" calcext:value-type="string">
            <text:p>is Relay</text:p>
          </table:table-cell>
        </table:table-row>
        <table:table-row table:style-name="ro1">
          <table:table-cell office:value-type="string" calcext:value-type="string">
            <text:p>Communotron 16</text:p>
          </table:table-cell>
          <table:table-cell table:style-name="Default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unotron 16-S</text:p>
          </table:table-cell>
          <table:table-cell table:style-name="Default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unotron 88-88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unotron DTS-M1</text:p>
          </table:table-cell>
          <table:table-cell office:value-type="float" office:value="2000000000" calcext:value-type="float">
            <text:p>2.00E+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unotron HG-55</text:p>
          </table:table-cell>
          <table:table-cell office:value-type="float" office:value="15000000000" calcext:value-type="float">
            <text:p>1.50E+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G-5 High Gain Relay</text:p>
          </table:table-cell>
          <table:table-cell office:value-type="float" office:value="5000000" calcext:value-type="float">
            <text:p>5.00E+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-100 Relay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-2 Relay</text:p>
          </table:table-cell>
          <table:table-cell office:value-type="float" office:value="2000000000" calcext:value-type="float">
            <text:p>2.00E+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 level 1</text:p>
          </table:table-cell>
          <table:table-cell office:value-type="float" office:value="2000000000" calcext:value-type="float">
            <text:p>2.00E+0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S level 2</text:p>
          </table:table-cell>
          <table:table-cell office:value-type="float" office:value="50000000000" calcext:value-type="float">
            <text:p>5.00E+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S level 3</text:p>
          </table:table-cell>
          <table:table-cell office:value-type="float" office:value="250000000000" calcext:value-type="float">
            <text:p>2.50E+11</text:p>
          </table:table-cell>
          <table:table-cell office:value-type="float" office:value="-1" calcext:value-type="float">
            <text:p>-1</text:p>
          </table:table-cell>
        </table:table-row>
      </table:table>
      <table:table table:name="Calculators" table:style-name="ta1">
        <table:table-column table:style-name="co14" table:default-cell-style-name="ce1"/>
        <table:table-column table:style-name="co15" table:default-cell-style-name="Default"/>
        <table:table-column table:style-name="co16" table:default-cell-style-name="ce1"/>
        <table:table-column table:style-name="co17" table:default-cell-style-name="ce1"/>
        <table:table-column table:style-name="co1" table:default-cell-style-name="Default"/>
        <table:table-column table:style-name="co18" table:default-cell-style-name="ce45"/>
        <table:table-column table:style-name="co19" table:default-cell-style-name="ce21"/>
        <table:table-column table:style-name="co20" table:default-cell-style-name="Default"/>
        <table:table-column table:style-name="co21" table:default-cell-style-name="ce65"/>
        <table:table-column table:style-name="co1" table:default-cell-style-name="Default"/>
        <table:table-column table:style-name="co22" table:default-cell-style-name="ce45"/>
        <table:table-column table:style-name="co23" table:default-cell-style-name="ce20"/>
        <table:table-column table:style-name="co24" table:default-cell-style-name="ce1"/>
        <table:table-column table:style-name="co25" table:default-cell-style-name="ce67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1" table:default-cell-style-name="Default"/>
        <table:table-row table:style-name="ro2">
          <table:table-cell table:style-name="Heading_20_1"/>
          <table:table-cell table:style-name="Heading_20_1" table:content-validation-name="val1" office:value-type="string" calcext:value-type="string">
            <text:p>Kerbin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number-columns-repeated="10"/>
        </table:table-row>
        <table:table-row table:style-name="ro3">
          <table:table-cell office:value-type="string" calcext:value-type="string">
            <text:p>Gm</text:p>
          </table:table-cell>
          <table:table-cell table:style-name="ce19" table:formula="of:=VLOOKUP([.B1];[$'Kerbol System'.A2:$'Kerbol System'.M18];2;0)" office:value-type="float" office:value="3531600000000" calcext:value-type="float">
            <text:p>3.5316E+12</text:p>
          </table:table-cell>
          <table:table-cell table:style-name="ce19"/>
          <table:table-cell office:value-type="string" calcext:value-type="string">
            <text:p>m<text:span text:style-name="T1">³/s²</text:span></text:p>
          </table:table-cell>
          <table:table-cell/>
          <table:table-cell table:style-name="ce42" office:value-type="string" calcext:value-type="string">
            <text:p>Periapsis</text:p>
          </table:table-cell>
          <table:table-cell table:style-name="ce50" office:value-type="float" office:value="600000" calcext:value-type="float">
            <text:p>600,000.000</text:p>
          </table:table-cell>
          <table:table-cell table:style-name="ce71"/>
          <table:table-cell table:style-name="ce64" office:value-type="string" calcext:value-type="string">
            <text:p>m</text:p>
          </table:table-cell>
          <table:table-cell/>
          <table:table-cell table:style-name="ce113" office:value-type="string" calcext:value-type="string" table:number-columns-spanned="4" table:number-rows-spanned="1">
            <text:p>CommNet</text:p>
          </table:table-cell>
          <table:covered-table-cell table:number-columns-repeated="2" table:style-name="ce71"/>
          <table:covered-table-cell table:style-name="ce106"/>
          <table:table-cell/>
          <table:table-cell table:style-name="ce113" office:value-type="string" calcext:value-type="string" table:number-columns-spanned="4" table:number-rows-spanned="1">
            <text:p>Relay network deploy</text:p>
          </table:table-cell>
          <table:covered-table-cell table:number-columns-repeated="3"/>
          <table:table-cell table:number-columns-repeated="5"/>
        </table:table-row>
        <table:table-row table:style-name="ro3">
          <table:table-cell office:value-type="string" calcext:value-type="string">
            <text:p>Parent Gm</text:p>
          </table:table-cell>
          <table:table-cell table:style-name="ce19" table:formula="of:=VLOOKUP([.B1];[$'Kerbol System'.A2:$'Kerbol System'.M18];3;0)" office:value-type="float" office:value="1.17233279483249E+018" calcext:value-type="float">
            <text:p>1.1723E+18</text:p>
          </table:table-cell>
          <table:table-cell table:style-name="ce19"/>
          <table:table-cell office:value-type="string" calcext:value-type="string">
            <text:p>m<text:span text:style-name="T1">³/s²</text:span></text:p>
          </table:table-cell>
          <table:table-cell/>
          <table:table-cell table:style-name="ce43" office:value-type="string" calcext:value-type="string">
            <text:p>Apoapsis</text:p>
          </table:table-cell>
          <table:table-cell table:style-name="ce51" office:value-type="float" office:value="600000" calcext:value-type="float">
            <text:p>600,000.0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4"/>
          <table:table-cell table:style-name="ce71" table:number-columns-repeated="2"/>
          <table:table-cell table:style-name="ce106"/>
          <table:table-cell/>
          <table:table-cell table:style-name="ce44"/>
          <table:table-cell table:style-name="ce71" table:number-columns-repeated="2"/>
          <table:table-cell table:style-name="ce106"/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  <table:table-cell table:style-name="ce44"/>
          <table:table-cell table:style-name="ce71" table:number-columns-repeated="2"/>
          <table:table-cell table:style-name="ce106"/>
          <table:table-cell/>
          <table:table-cell table:style-name="ce43" office:value-type="string" calcext:value-type="string">
            <text:p>Relay Antenna</text:p>
          </table:table-cell>
          <table:table-cell table:style-name="ce55" table:content-validation-name="val2" office:value-type="string" calcext:value-type="string">
            <text:p>HG-5 High Gain Relay</text:p>
          </table:table-cell>
          <table:table-cell table:style-name="Default"/>
          <table:table-cell table:style-name="ce111"/>
          <table:table-cell/>
          <table:table-cell table:style-name="ce43" office:value-type="string" calcext:value-type="string">
            <text:p>Relay sat period</text:p>
          </table:table-cell>
          <table:table-cell table:style-name="ce55" office:value-type="float" office:value="0" calcext:value-type="float">
            <text:p>0</text:p>
          </table:table-cell>
          <table:table-cell table:style-name="ce55"/>
          <table:table-cell table:style-name="ce65" office:value-type="string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dius</text:p>
          </table:table-cell>
          <table:table-cell table:style-name="ce20" table:formula="of:=VLOOKUP([.B1];[$'Kerbol System'.A2:$'Kerbol System'.M18];4;0)" office:value-type="float" office:value="600000" calcext:value-type="float">
            <text:p>600,000</text:p>
          </table:table-cell>
          <table:table-cell table:style-name="ce20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MA</text:p>
          </table:table-cell>
          <table:table-cell table:formula="of:=([.G2]+[.G3])/2+[.B5]" office:value-type="float" office:value="1200000" calcext:value-type="float">
            <text:p>1,200,000.000</text:p>
          </table:table-cell>
          <table:table-cell table:style-name="ce1"/>
          <table:table-cell table:style-name="ce67" office:value-type="string" calcext:value-type="string">
            <text:p>m</text:p>
          </table:table-cell>
          <table:table-cell/>
          <table:table-cell table:style-name="ce47"/>
          <table:table-cell table:style-name="Default" table:number-columns-repeated="2"/>
          <table:table-cell table:style-name="ce111"/>
          <table:table-cell/>
          <table:table-cell table:style-name="ce43"/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65" office:value-type="string" calcext:value-type="string">
            <text:p>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d. Day</text:p>
          </table:table-cell>
          <table:table-cell table:style-name="ce21" table:formula="of:=VLOOKUP([.B1];[$'Kerbol System'.A2:$'Kerbol System'.M18];5;0)" office:value-type="float" office:value="21549.4251830898" calcext:value-type="float">
            <text:p>21,549.425</text:p>
          </table:table-cell>
          <table:table-cell table:style-name="ce21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eriod</text:p>
          </table:table-cell>
          <table:table-cell table:formula="of:=SQRT([.G5]*[.G5]*[.G5]/[.B2])*2*PI()" office:value-type="float" office:value="4395.07189153894" calcext:value-type="float">
            <text:p>4,395.072</text:p>
          </table:table-cell>
          <table:table-cell table:style-name="ce1"/>
          <table:table-cell table:style-name="ce67" office:value-type="string" calcext:value-type="string">
            <text:p>s</text:p>
          </table:table-cell>
          <table:table-cell/>
          <table:table-cell office:value-type="string" calcext:value-type="string">
            <text:p>Rating</text:p>
          </table:table-cell>
          <table:table-cell table:formula="of:=VLOOKUP([.L4];[$Gameplay.A7:$Gameplay.C9];2)" office:value-type="float" office:value="5000000" calcext:value-type="float">
            <text:p>5,000,0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3"/>
          <table:table-cell table:style-name="ce55" office:value-type="float" office:value="15" calcext:value-type="float">
            <text:p>15</text:p>
          </table:table-cell>
          <table:table-cell table:style-name="ce55"/>
          <table:table-cell table:style-name="ce65"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/>
          <table:table-cell table:style-name="ce22" table:formula="of:=COM.MICROSOFT.CONCAT(FLOOR([.B6]/21600);&quot;d &quot;;FLOOR([.B6]/3600-6*FLOOR([.B6]/21600));&quot;h &quot;;FLOOR([.B6]/60-60*FLOOR([.B6]/3600));&quot;m &quot;;TEXT([.B6]-60*FLOOR([.B6]/60);&quot;#0.000&quot;);&quot;s&quot;)" office:value-type="string" office:string-value="0d 5h 59m 9.425s" calcext:value-type="string">
            <text:p>0d 5h 59m 9.425s</text:p>
          </table:table-cell>
          <table:table-cell table:style-name="ce21"/>
          <table:table-cell table:number-columns-repeated="2"/>
          <table:table-cell table:style-name="ce46"/>
          <table:table-cell table:style-name="ce53" table:formula="of:=COM.MICROSOFT.CONCAT(FLOOR([.G6]/21600);&quot;d &quot;;FLOOR([.G6]/3600-6*FLOOR([.G6]/21600));&quot;h &quot;;FLOOR([.G6]/60-60*FLOOR([.G6]/3600));&quot;m &quot;;TEXT([.G6]-60*FLOOR([.G6]/60);&quot;#0.000&quot;);&quot;s&quot;)" office:value-type="string" office:string-value="0d 1h 13m 15.072s" calcext:value-type="string">
            <text:p>0d 1h 13m 15.072s</text:p>
          </table:table-cell>
          <table:table-cell table:style-name="ce60"/>
          <table:table-cell table:style-name="ce68"/>
          <table:table-cell/>
          <table:table-cell office:value-type="string" calcext:value-type="string">
            <text:p>vs DS1</text:p>
          </table:table-cell>
          <table:table-cell table:formula="of:=SQRT(2000000000*[.L6])" office:value-type="float" office:value="100000000" calcext:value-type="float">
            <text:p>100,000,0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3"/>
          <table:table-cell table:style-name="ce55" office:value-type="float" office:value="0" calcext:value-type="float">
            <text:p>0</text:p>
          </table:table-cell>
          <table:table-cell table:style-name="ce55"/>
          <table:table-cell table:style-name="ce65"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A</text:p>
          </table:table-cell>
          <table:table-cell table:style-name="ce23" table:formula="of:=VLOOKUP([.B1];[$'Kerbol System'.A2:$'Kerbol System'.M18];7;0)" office:value-type="float" office:value="13599840256" calcext:value-type="float">
            <text:p>13,599,840,256.00</text:p>
          </table:table-cell>
          <table:table-cell table:style-name="ce23"/>
          <table:table-cell office:value-type="string" calcext:value-type="string">
            <text:p>m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vs DS2</text:p>
          </table:table-cell>
          <table:table-cell table:formula="of:=SQRT(50000000000*[.L6])" office:value-type="float" office:value="500000000" calcext:value-type="float">
            <text:p>500,000,0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7"/>
          <table:table-cell table:number-columns-repeated="2"/>
          <table:table-cell table:style-name="ce111"/>
          <table:table-cell table:number-columns-repeated="5"/>
        </table:table-row>
        <table:table-row table:style-name="ro3">
          <table:table-cell office:value-type="string" calcext:value-type="string">
            <text:p>Eccentricity</text:p>
          </table:table-cell>
          <table:table-cell table:style-name="ce24" table:formula="of:=VLOOKUP([.B1];[$'Kerbol System'.A2:$'Kerbol System'.M18];8;0)" office:value-type="float" office:value="0" calcext:value-type="float">
            <text:p>0.000000</text:p>
          </table:table-cell>
          <table:table-cell table:style-name="ce24"/>
          <table:table-cell table:number-columns-repeated="2"/>
          <table:table-cell table:style-name="ce42" office:value-type="string" calcext:value-type="string">
            <text:p>Period</text:p>
          </table:table-cell>
          <table:table-cell table:style-name="ce87" office:value-type="float" office:value="0" calcext:value-type="float">
            <text:p>0</text:p>
          </table:table-cell>
          <table:table-cell table:style-name="ce71"/>
          <table:table-cell table:style-name="ce64" office:value-type="string" calcext:value-type="string">
            <text:p>d</text:p>
          </table:table-cell>
          <table:table-cell/>
          <table:table-cell office:value-type="string" calcext:value-type="string">
            <text:p>vs DS3</text:p>
          </table:table-cell>
          <table:table-cell table:formula="of:=SQRT(250000000000*[.L6])" office:value-type="float" office:value="1118033988.74989" calcext:value-type="float">
            <text:p>1,118,033,989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5" office:value-type="string" calcext:value-type="string">
            <text:p>Period</text:p>
          </table:table-cell>
          <table:table-cell table:style-name="ce89" table:formula="of:=(([.Q4]*6+[.Q5])*60+[.Q6])*60+[.Q7]" office:value-type="float" office:value="4500" calcext:value-type="float">
            <text:p>4,500.000</text:p>
          </table:table-cell>
          <table:table-cell table:style-name="ce96"/>
          <table:table-cell table:style-name="ce107" office:value-type="string" calcext:value-type="string">
            <text:p>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eriapsis</text:p>
          </table:table-cell>
          <table:table-cell table:style-name="ce25" table:formula="of:=[.B8]*(1-[.B9])" office:value-type="float" office:value="13599840256" calcext:value-type="float">
            <text:p>13,599,840,256.00</text:p>
          </table:table-cell>
          <table:table-cell table:style-name="ce24"/>
          <table:table-cell office:value-type="string" calcext:value-type="string">
            <text:p>m</text:p>
          </table:table-cell>
          <table:table-cell/>
          <table:table-cell table:style-name="ce47"/>
          <table:table-cell table:style-name="ce55" office:value-type="float" office:value="1" calcext:value-type="float">
            <text:p>1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47"/>
          <table:table-cell table:style-name="Default" table:number-columns-repeated="2"/>
          <table:table-cell table:style-name="ce111"/>
          <table:table-cell/>
          <table:table-cell table:style-name="ce45" office:value-type="string" calcext:value-type="string">
            <text:p>SMA</text:p>
          </table:table-cell>
          <table:table-cell table:style-name="ce89" table:formula="of:=POWER([.Q9]*[.Q9]*[.$B$2]/4/PI()/PI();1/3)" office:value-type="float" office:value="1219024.02887297" calcext:value-type="float">
            <text:p>1,219,024.029</text:p>
          </table:table-cell>
          <table:table-cell table:style-name="ce96"/>
          <table:table-cell table:style-name="ce107"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oapsis</text:p>
          </table:table-cell>
          <table:table-cell table:style-name="ce25" table:formula="of:=[.B8]*(1+[.B9])" office:value-type="float" office:value="13599840256" calcext:value-type="float">
            <text:p>13,599,840,256.00</text:p>
          </table:table-cell>
          <table:table-cell table:style-name="ce24"/>
          <table:table-cell office:value-type="string" calcext:value-type="string">
            <text:p>m</text:p>
          </table:table-cell>
          <table:table-cell/>
          <table:table-cell table:style-name="ce47"/>
          <table:table-cell table:style-name="ce55" office:value-type="float" office:value="15" calcext:value-type="float">
            <text:p>15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3" office:value-type="string" calcext:value-type="string">
            <text:p>Antenna 2</text:p>
          </table:table-cell>
          <table:table-cell table:style-name="ce55" table:content-validation-name="val3" office:value-type="string" calcext:value-type="string">
            <text:p>Communotron 16</text:p>
          </table:table-cell>
          <table:table-cell table:style-name="Default"/>
          <table:table-cell table:style-name="ce111"/>
          <table:table-cell/>
          <table:table-cell table:style-name="ce47"/>
          <table:table-cell table:number-columns-repeated="2"/>
          <table:table-cell table:style-name="ce111"/>
          <table:table-cell/>
          <table:table-cell table:style-name="ce81"/>
          <table:table-cell table:style-name="ce93"/>
          <table:table-cell table:style-name="ce100" table:number-columns-repeated="2"/>
        </table:table-row>
        <table:table-row table:style-name="ro3">
          <table:table-cell office:value-type="string" calcext:value-type="string">
            <text:p>Inclination</text:p>
          </table:table-cell>
          <table:table-cell table:style-name="ce26" table:formula="of:=VLOOKUP([.B1];[$'Kerbol System'.A2:$'Kerbol System'.M18];9;0)" office:value-type="float" office:value="0" calcext:value-type="float">
            <text:p>0.00000</text:p>
          </table:table-cell>
          <table:table-cell table:style-name="ce26"/>
          <table:table-cell table:style-name="ce39" office:value-type="string" calcext:value-type="string">
            <text:p>°</text:p>
          </table:table-cell>
          <table:table-cell/>
          <table:table-cell table:style-name="ce47"/>
          <table:table-cell table:style-name="ce55"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7"/>
          <table:table-cell table:style-name="Default" table:number-columns-repeated="2"/>
          <table:table-cell table:style-name="ce111"/>
          <table:table-cell/>
          <table:table-cell table:style-name="ce43" office:value-type="string" calcext:value-type="string">
            <text:p>Deploy interval</text:p>
          </table:table-cell>
          <table:table-cell table:style-name="ce147" office:value-type="float" office:value="4" calcext:value-type="float">
            <text:p>4</text:p>
          </table:table-cell>
          <table:table-cell/>
          <table:table-cell table:style-name="ce111"/>
          <table:table-cell table:number-columns-repeated="5"/>
        </table:table-row>
        <table:table-row table:style-name="ro1">
          <table:table-cell office:value-type="string" calcext:value-type="string">
            <text:p>Period</text:p>
          </table:table-cell>
          <table:table-cell table:style-name="ce21" table:formula="of:=VLOOKUP([.B1];[$'Kerbol System'.A2:$'Kerbol System'.R18];17;0)" office:value-type="float" office:value="9203544.61750141" calcext:value-type="float">
            <text:p>9,203,544.618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4"/>
          <table:table-cell table:style-name="ce71" table:number-columns-repeated="2"/>
          <table:table-cell table:style-name="ce106"/>
          <table:table-cell/>
          <table:table-cell office:value-type="string" calcext:value-type="string">
            <text:p>Rating</text:p>
          </table:table-cell>
          <table:table-cell table:formula="of:=VLOOKUP([.L11];[$Gameplay.A2:$Gameplay.C9];2)" office:value-type="float" office:value="500000" calcext:value-type="float">
            <text:p>500,0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7"/>
          <table:table-cell table:number-columns-repeated="2"/>
          <table:table-cell table:style-name="ce111"/>
          <table:table-cell table:number-columns-repeated="5"/>
        </table:table-row>
        <table:table-row table:style-name="ro3">
          <table:table-cell/>
          <table:table-cell table:style-name="ce22" table:formula="of:=COM.MICROSOFT.CONCAT(FLOOR([.B13]/21600);&quot;d &quot;;FLOOR([.B13]/3600-6*FLOOR([.B13]/21600));&quot;h &quot;;FLOOR([.B13]/60-60*FLOOR([.B13]/3600));&quot;m &quot;;TEXT([.B13]-60*FLOOR([.B13]/60);&quot;#0.000&quot;);&quot;s&quot;)" office:value-type="string" office:string-value="426d 0h 32m 24.618s" calcext:value-type="string">
            <text:p>426d 0h 32m 24.618s</text:p>
          </table:table-cell>
          <table:table-cell table:number-columns-repeated="3"/>
          <table:table-cell office:value-type="string" calcext:value-type="string">
            <text:p>Period</text:p>
          </table:table-cell>
          <table:table-cell table:style-name="ce89" table:formula="of:=(([.G9]*6+[.G10])*60+[.G11])*60+[.G12]" office:value-type="float" office:value="4500" calcext:value-type="float">
            <text:p>4,500.000</text:p>
          </table:table-cell>
          <table:table-cell table:style-name="ce96"/>
          <table:table-cell table:style-name="ce107" office:value-type="string" calcext:value-type="string">
            <text:p>s</text:p>
          </table:table-cell>
          <table:table-cell/>
          <table:table-cell office:value-type="string" calcext:value-type="string">
            <text:p>Antenna 1 vs 2</text:p>
          </table:table-cell>
          <table:table-cell table:style-name="ce120" table:formula="of:=SQRT([.L13]*[.L6])" office:value-type="float" office:value="1581138.83008419" calcext:value-type="float">
            <text:p>1,581,139</text:p>
          </table:table-cell>
          <table:table-cell table:style-name="ce81"/>
          <table:table-cell office:value-type="string" calcext:value-type="string">
            <text:p>m</text:p>
          </table:table-cell>
          <table:table-cell/>
          <table:table-cell table:style-name="ce45" office:value-type="string" calcext:value-type="string">
            <text:p>Deploy orbit period</text:p>
          </table:table-cell>
          <table:table-cell table:style-name="ce21" table:formula="of:=[.Q9]/[.L24]*[.Q12]" office:value-type="float" office:value="6000" calcext:value-type="float">
            <text:p>6,000.000</text:p>
          </table:table-cell>
          <table:table-cell table:style-name="ce1"/>
          <table:table-cell table:style-name="ce67" office:value-type="string" calcext:value-type="string">
            <text:p>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OI</text:p>
          </table:table-cell>
          <table:table-cell table:style-name="ce23" table:formula="of:=VLOOKUP([.B1];[$'Kerbol System'.A2:$'Kerbol System'.R18];18;0)" office:value-type="float" office:value="84159286.4796305" calcext:value-type="float">
            <text:p>84,159,286.48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MA</text:p>
          </table:table-cell>
          <table:table-cell table:style-name="ce89" table:formula="of:=POWER([.G14]*[.G14]*[.$B$2]/4/PI()/PI();1/3)" office:value-type="float" office:value="1219024.02887297" calcext:value-type="float">
            <text:p>1,219,024.029</text:p>
          </table:table-cell>
          <table:table-cell table:style-name="ce96"/>
          <table:table-cell table:style-name="ce107" office:value-type="string" calcext:value-type="string">
            <text:p>m</text:p>
          </table:table-cell>
          <table:table-cell/>
          <table:table-cell office:value-type="string" calcext:value-type="string">
            <text:p>vs DS1</text:p>
          </table:table-cell>
          <table:table-cell table:formula="of:=SQRT(2000000000*[.$L$13])" office:value-type="float" office:value="31622776.6016838" calcext:value-type="float">
            <text:p>31,622,777</text:p>
          </table:table-cell>
          <table:table-cell table:style-name="Default"/>
          <table:table-cell office:value-type="string" calcext:value-type="string">
            <text:p>m</text:p>
          </table:table-cell>
          <table:table-cell/>
          <table:table-cell table:style-name="ce45"/>
          <table:table-cell table:style-name="ce37" table:formula="of:=COM.MICROSOFT.CONCAT(FLOOR([.Q14]/21600);&quot;d &quot;;FLOOR([.Q14]/3600-6*FLOOR([.Q14]/21600));&quot;h &quot;;FLOOR([.Q14]/60-60*FLOOR([.Q14]/3600));&quot;m &quot;;TEXT([.Q14]-60*FLOOR([.Q14]/60);&quot;#0.000&quot;);&quot;s&quot;)" office:value-type="string" office:string-value="0d 1h 40m 0.000s" calcext:value-type="string">
            <text:p>0d 1h 40m 0.000s</text:p>
          </table:table-cell>
          <table:table-cell table:style-name="ce1"/>
          <table:table-cell table:style-name="ce67"/>
          <table:table-cell table:number-columns-repeated="5"/>
        </table:table-row>
        <table:table-row table:style-name="ro3">
          <table:table-cell office:value-type="string" calcext:value-type="string">
            <text:p>Atm. Height</text:p>
          </table:table-cell>
          <table:table-cell table:style-name="ce20" table:formula="of:=VLOOKUP([.B1];[$'Kerbol System'.A2:$'Kerbol System'.R18];14;0)" office:value-type="float" office:value="70000" calcext:value-type="float">
            <text:p>70,0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6" office:value-type="string" calcext:value-type="string">
            <text:p>Height (circ.)</text:p>
          </table:table-cell>
          <table:table-cell table:style-name="ce90" table:formula="of:=[.G15]-[.$B$5]" office:value-type="float" office:value="619024.028872973" calcext:value-type="float">
            <text:p>619,024.029</text:p>
          </table:table-cell>
          <table:table-cell table:style-name="ce97"/>
          <table:table-cell table:style-name="ce108" office:value-type="string" calcext:value-type="string">
            <text:p>m</text:p>
          </table:table-cell>
          <table:table-cell/>
          <table:table-cell office:value-type="string" calcext:value-type="string">
            <text:p>vs DS2</text:p>
          </table:table-cell>
          <table:table-cell table:formula="of:=SQRT(50000000000*[.$L$13])" office:value-type="float" office:value="158113883.008419" calcext:value-type="float">
            <text:p>158,113,883</text:p>
          </table:table-cell>
          <table:table-cell table:style-name="Default"/>
          <table:table-cell office:value-type="string" calcext:value-type="string">
            <text:p>m</text:p>
          </table:table-cell>
          <table:table-cell/>
          <table:table-cell table:style-name="ce45" office:value-type="string" calcext:value-type="string">
            <text:p>Deploy orbit SMA</text:p>
          </table:table-cell>
          <table:table-cell table:style-name="ce21" table:formula="of:=POWER([.Q14]*[.Q14]*[.B2]/4/PI()/PI();1/3)" office:value-type="float" office:value="1476742.44401485" calcext:value-type="float">
            <text:p>1,476,742.444</text:p>
          </table:table-cell>
          <table:table-cell table:style-name="ce1"/>
          <table:table-cell table:style-name="ce67"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stacle Height</text:p>
          </table:table-cell>
          <table:table-cell table:style-name="ce20" table:formula="of:=VLOOKUP([.B1];[$'Kerbol System'.A2:$'Kerbol System'.R18];15;0)" office:value-type="float" office:value="6767" calcext:value-type="float">
            <text:p>6,767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ce46" office:value-type="string" calcext:value-type="string">
            <text:p>vs DS3</text:p>
          </table:table-cell>
          <table:table-cell table:style-name="ce121" table:formula="of:=SQRT(250000000000*[.$L$13])" office:value-type="float" office:value="353553390.593274" calcext:value-type="float">
            <text:p>353,553,391</text:p>
          </table:table-cell>
          <table:table-cell table:style-name="ce98"/>
          <table:table-cell table:style-name="ce68" office:value-type="string" calcext:value-type="string">
            <text:p>m</text:p>
          </table:table-cell>
          <table:table-cell/>
          <table:table-cell table:style-name="ce45" office:value-type="string" calcext:value-type="string">
            <text:p>Deploy orbit eccen.</text:p>
          </table:table-cell>
          <table:table-cell table:style-name="ce21" table:formula="of:=ABS([.Q10]-[.Q16])/[.Q16]" office:value-type="float" office:value="0.174518187776343" calcext:value-type="float">
            <text:p>0.175</text:p>
          </table:table-cell>
          <table:table-cell table:style-name="ce1"/>
          <table:table-cell table:style-name="ce67"/>
          <table:table-cell table:number-columns-repeated="5"/>
        </table:table-row>
        <table:table-row table:style-name="ro3">
          <table:table-cell office:value-type="string" calcext:value-type="string">
            <text:p>g</text:p>
          </table:table-cell>
          <table:table-cell table:style-name="ce26" table:formula="of:=[.B2]/[.B5]/[.B5]" office:value-type="float" office:value="9.81" calcext:value-type="float">
            <text:p>9.81000</text:p>
          </table:table-cell>
          <table:table-cell/>
          <table:table-cell office:value-type="string" calcext:value-type="string">
            <text:p>m/s<text:span text:style-name="T1">²</text:span></text:p>
          </table:table-cell>
          <table:table-cell/>
          <table:table-cell table:style-name="ce42" office:value-type="string" calcext:value-type="string">
            <text:p>Period</text:p>
          </table:table-cell>
          <table:table-cell table:style-name="ce87" office:value-type="float" office:value="35" calcext:value-type="float">
            <text:p>35</text:p>
          </table:table-cell>
          <table:table-cell table:style-name="ce71"/>
          <table:table-cell table:style-name="ce64" office:value-type="string" calcext:value-type="string">
            <text:p>d</text:p>
          </table:table-cell>
          <table:table-cell/>
          <table:table-cell table:style-name="Default" table:number-columns-repeated="4"/>
          <table:table-cell/>
          <table:table-cell table:style-name="ce45" office:value-type="string" calcext:value-type="string">
            <text:p>Deploy orbit Pe ht</text:p>
          </table:table-cell>
          <table:table-cell table:style-name="ce148" table:formula="of:=[.Q16]*(1-[.Q17])-[.B5]" office:value-type="float" office:value="619024.028872973" calcext:value-type="float">
            <text:p>619,024.029</text:p>
          </table:table-cell>
          <table:table-cell table:style-name="ce152"/>
          <table:table-cell table:style-name="ce156"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/g0</text:p>
          </table:table-cell>
          <table:table-cell table:style-name="ce21" table:formula="of:=[.B18]/9.81" office:value-type="float" office:value="1" calcext:value-type="float">
            <text:p>1.000</text:p>
          </table:table-cell>
          <table:table-cell table:number-columns-repeated="3"/>
          <table:table-cell table:style-name="ce47"/>
          <table:table-cell table:style-name="ce55" office:value-type="float" office:value="0" calcext:value-type="float">
            <text:p>0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113" office:value-type="string" calcext:value-type="string" table:number-columns-spanned="4" table:number-rows-spanned="1">
            <text:p>Relay network</text:p>
          </table:table-cell>
          <table:covered-table-cell table:number-columns-repeated="3" table:style-name="Default"/>
          <table:table-cell/>
          <table:table-cell table:style-name="ce45" office:value-type="string" calcext:value-type="string">
            <text:p>Deploy orbit Ap ht</text:p>
          </table:table-cell>
          <table:table-cell table:style-name="ce149" table:formula="of:=[.Q16]*(1+[.Q17])-[.B5]" office:value-type="float" office:value="1134460.85915673" calcext:value-type="float">
            <text:p>1,134,460.859</text:p>
          </table:table-cell>
          <table:table-cell table:style-name="ce81"/>
          <table:table-cell table:style-name="ce67"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  <table:table-cell table:style-name="ce47"/>
          <table:table-cell table:style-name="ce55" office:value-type="float" office:value="0" calcext:value-type="float">
            <text:p>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115"/>
          <table:table-cell table:style-name="ce71" table:number-columns-repeated="2"/>
          <table:table-cell table:style-name="ce106"/>
          <table:table-cell/>
          <table:table-cell table:style-name="ce45" office:value-type="string" calcext:value-type="string">
            <text:p>Deploy dv (each)</text:p>
          </table:table-cell>
          <table:table-cell table:style-name="ce149" table:formula="of:=ABS(SQRT([.B2]*(2/[.Q10]-1/[.Q16]))-SQRT([.B2]/[.Q10]))" office:value-type="float" office:value="142.552325328053" calcext:value-type="float">
            <text:p>142.552</text:p>
          </table:table-cell>
          <table:table-cell table:style-name="ce81"/>
          <table:table-cell table:style-name="ce67" office:value-type="string" calcext:value-type="string">
            <text:p>m/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ync Orbit SMA</text:p>
          </table:table-cell>
          <table:table-cell table:style-name="ce27" table:formula="of:=POWER([.B6]*[.B6]/4/PI()/PI()*[.B2];1/3)" office:value-type="float" office:value="3463334.05948876" calcext:value-type="float">
            <text:p>3,463,334.059</text:p>
          </table:table-cell>
          <table:table-cell table:style-name="ce38"/>
          <table:table-cell table:style-name="ce38" office:value-type="string" calcext:value-type="string">
            <text:p>m</text:p>
          </table:table-cell>
          <table:table-cell/>
          <table:table-cell table:style-name="ce47"/>
          <table:table-cell table:style-name="ce55"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ntenna range</text:p>
          </table:table-cell>
          <table:table-cell table:style-name="ce120" table:formula="of:=[.L6]" office:value-type="float" office:value="5000000" calcext:value-type="float">
            <text:p>5,000,000</text:p>
          </table:table-cell>
          <table:table-cell table:style-name="ce81"/>
          <table:table-cell office:value-type="string" calcext:value-type="string">
            <text:p>m</text:p>
          </table:table-cell>
          <table:table-cell/>
          <table:table-cell table:style-name="ce157" office:value-type="string" calcext:value-type="string">
            <text:p>Sat Separation</text:p>
          </table:table-cell>
          <table:table-cell table:style-name="ce161" table:formula="of:=2*SIN(PI()/[.L24])*[.Q10]" office:value-type="float" office:value="2111411.5536553" calcext:value-type="float">
            <text:p>2,111,411.554</text:p>
          </table:table-cell>
          <table:table-cell table:style-name="ce163"/>
          <table:table-cell table:style-name="ce165"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ync Orbit Height</text:p>
          </table:table-cell>
          <table:table-cell table:style-name="ce27" table:formula="of:=[.B21]-[.B5]" office:value-type="float" office:value="2863334.05948876" calcext:value-type="float">
            <text:p>2,863,334.059</text:p>
          </table:table-cell>
          <table:table-cell table:style-name="ce38"/>
          <table:table-cell table:style-name="ce38" office:value-type="string" calcext:value-type="string">
            <text:p>m</text:p>
          </table:table-cell>
          <table:table-cell/>
          <table:table-cell table:style-name="ce80" office:value-type="string" calcext:value-type="string">
            <text:p>Apsis HEIGHT</text:p>
          </table:table-cell>
          <table:table-cell table:style-name="ce91" office:value-type="float" office:value="100000" calcext:value-type="float">
            <text:p>100,000.000</text:p>
          </table:table-cell>
          <table:table-cell table:style-name="ce98"/>
          <table:table-cell table:style-name="ce109" office:value-type="string" calcext:value-type="string">
            <text:p>m</text:p>
          </table:table-cell>
          <table:table-cell/>
          <table:table-cell office:value-type="string" calcext:value-type="string">
            <text:p>Min # sats</text:p>
          </table:table-cell>
          <table:table-cell table:style-name="ce1" table:formula="of:=FLOOR(PI()/ATAN([.L21]/2/[.B5]))+1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3"/>
          <table:table-cell table:style-name="ce44"/>
          <table:table-cell table:style-name="ce71" table:number-columns-repeated="2"/>
          <table:table-cell table:style-name="ce106"/>
          <table:table-cell table:number-columns-repeated="2"/>
          <table:table-cell table:style-name="ce1"/>
          <table:table-cell table:number-columns-repeated="12"/>
        </table:table-row>
        <table:table-row table:style-name="ro3">
          <table:table-cell office:value-type="string" calcext:value-type="string">
            <text:p>Min safe orbit ht</text:p>
          </table:table-cell>
          <table:table-cell table:style-name="ce23" table:formula="of:=MAX([.B16];[.B17])" office:value-type="float" office:value="70000" calcext:value-type="float">
            <text:p>70,000.00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eriod</text:p>
          </table:table-cell>
          <table:table-cell table:style-name="ce89" table:formula="of:=(([.G18]*6+[.G19])*60+[.G20])*60+[.G21]" office:value-type="float" office:value="756000" calcext:value-type="float">
            <text:p>756,000.000</text:p>
          </table:table-cell>
          <table:table-cell table:style-name="ce96"/>
          <table:table-cell table:style-name="ce107" office:value-type="string" calcext:value-type="string">
            <text:p>s</text:p>
          </table:table-cell>
          <table:table-cell/>
          <table:table-cell table:style-name="ce43" office:value-type="string" calcext:value-type="string">
            <text:p># Sats</text:p>
          </table:table-cell>
          <table:table-cell table:style-name="ce55" office:value-type="float" office:value="3" calcext:value-type="float">
            <text:p>3</text:p>
          </table:table-cell>
          <table:table-cell table:style-name="Default"/>
          <table:table-cell table:style-name="ce111"/>
          <table:table-cell table:number-columns-repeated="10"/>
        </table:table-row>
        <table:table-row table:style-name="ro3">
          <table:table-cell office:value-type="string" calcext:value-type="string">
            <text:p>Min safe SMA</text:p>
          </table:table-cell>
          <table:table-cell table:style-name="ce23" table:formula="of:=[.B24]+[.B5]" office:value-type="float" office:value="670000" calcext:value-type="float">
            <text:p>670,000.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6" office:value-type="string" calcext:value-type="string">
            <text:p>Other HEIGHT</text:p>
          </table:table-cell>
          <table:table-cell table:style-name="ce92" table:formula="of:=2*(POWER([.G24]*[.G24]*[.B2]/4/PI()/PI();1/3)-[.B5])-[.G22]" office:value-type="float" office:value="72930396.9800614" calcext:value-type="float">
            <text:p>72,930,396.980</text:p>
          </table:table-cell>
          <table:table-cell table:style-name="ce99"/>
          <table:table-cell table:style-name="ce110" office:value-type="string" calcext:value-type="string">
            <text:p>m</text:p>
          </table:table-cell>
          <table:table-cell/>
          <table:table-cell table:style-name="ce43"/>
          <table:table-cell table:style-name="ce55"/>
          <table:table-cell table:style-name="Default"/>
          <table:table-cell table:style-name="ce111"/>
          <table:table-cell table:number-columns-repeated="10"/>
        </table:table-row>
        <table:table-row table:style-name="ro1">
          <table:table-cell office:value-type="string" calcext:value-type="string">
            <text:p>Escape velocity</text:p>
          </table:table-cell>
          <table:table-cell table:style-name="ce23" table:formula="of:=SQRT(2*[.B2]/[.B5])" office:value-type="float" office:value="3431.03482931899" calcext:value-type="float">
            <text:p>3,431.03</text:p>
          </table:table-cell>
          <table:table-cell/>
          <table:table-cell office:value-type="string" calcext:value-type="string">
            <text:p>m/s</text:p>
          </table:table-cell>
          <table:table-cell/>
          <table:table-cell table:style-name="ce81"/>
          <table:table-cell table:style-name="ce93"/>
          <table:table-cell table:style-name="ce100" table:number-columns-repeated="2"/>
          <table:table-cell/>
          <table:table-cell table:style-name="ce116" office:value-type="string" calcext:value-type="string" table:number-columns-spanned="4" table:number-rows-spanned="1">
            <text:p>(Relays can communicate with each other)</text:p>
          </table:table-cell>
          <table:covered-table-cell table:number-columns-repeated="2" table:style-name="ce123"/>
          <table:covered-table-cell table:style-name="ce125"/>
          <table:table-cell table:number-columns-repeated="10"/>
        </table:table-row>
        <table:table-row table:style-name="ro1">
          <table:table-cell office:value-type="string" calcext:value-type="string">
            <text:p>Min vel. for orbit</text:p>
          </table:table-cell>
          <table:table-cell table:style-name="ce25" table:formula="of:=SQRT([.B2]/[.B25])" office:value-type="float" office:value="2295.87560118561" calcext:value-type="float">
            <text:p>2,295.88</text:p>
          </table:table-cell>
          <table:table-cell/>
          <table:table-cell office:value-type="string" calcext:value-type="string">
            <text:p>m/s</text:p>
          </table:table-cell>
          <table:table-cell/>
          <table:table-cell table:style-name="ce82" office:value-type="string" calcext:value-type="string" table:number-columns-spanned="4" table:number-rows-spanned="1">
            <text:p>Hohmann transfer</text:p>
          </table:table-cell>
          <table:covered-table-cell table:number-columns-repeated="2" table:style-name="ce71"/>
          <table:covered-table-cell table:style-name="ce106"/>
          <table:table-cell/>
          <table:table-cell office:value-type="string" calcext:value-type="string">
            <text:p>Min SMA</text:p>
          </table:table-cell>
          <table:table-cell table:formula="of:=[.B5]/COS(PI()/[.L24])" office:value-type="float" office:value="1200000" calcext:value-type="float">
            <text:p>1,200,000</text:p>
          </table:table-cell>
          <table:table-cell/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 orbit period</text:p>
          </table:table-cell>
          <table:table-cell table:style-name="ce21" table:formula="of:=SQRT([.B25]*[.B25]*[.B25]/[.B2])*2*PI()" office:value-type="float" office:value="1833.60725364927" calcext:value-type="float">
            <text:p>1,833.607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3" office:value-type="string" calcext:value-type="string">
            <text:p>Height 1</text:p>
          </table:table-cell>
          <table:table-cell table:style-name="ce51" office:value-type="float" office:value="100000" calcext:value-type="float">
            <text:p>100,000.000</text:p>
          </table:table-cell>
          <table:table-cell table:style-name="ce55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ax SMA</text:p>
          </table:table-cell>
          <table:table-cell table:formula="of:=[.L21]/2/SIN(PI()/[.L24])" office:value-type="float" office:value="2886751.34594813" calcext:value-type="float">
            <text:p>2,886,751</text:p>
          </table:table-cell>
          <table:table-cell/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/>
          <table:table-cell table:style-name="ce37" table:formula="of:=COM.MICROSOFT.CONCAT(FLOOR([.B28]/21600);&quot;d &quot;;FLOOR([.B28]/3600-6*FLOOR([.B28]/21600));&quot;h &quot;;FLOOR([.B28]/60-60*FLOOR([.B28]/3600));&quot;m &quot;;TEXT([.B28]-60*FLOOR([.B28]/60);&quot;#0.000&quot;);&quot;s&quot;)" office:value-type="string" office:string-value="0d 0h 30m 33.607s" calcext:value-type="string">
            <text:p>0d 0h 30m 33.607s</text:p>
          </table:table-cell>
          <table:table-cell table:number-columns-repeated="3"/>
          <table:table-cell table:style-name="ce80" office:value-type="string" calcext:value-type="string">
            <text:p>Height 2</text:p>
          </table:table-cell>
          <table:table-cell table:style-name="ce91" office:value-type="float" office:value="2863334" calcext:value-type="float">
            <text:p>2,863,334.000</text:p>
          </table:table-cell>
          <table:table-cell table:style-name="ce101"/>
          <table:table-cell table:style-name="ce109" office:value-type="string" calcext:value-type="string">
            <text:p>m</text:p>
          </table:table-cell>
          <table:table-cell/>
          <table:table-cell table:style-name="ce117" office:value-type="string" calcext:value-type="string">
            <text:p>Min height</text:p>
          </table:table-cell>
          <table:table-cell table:formula="of:=[.L27]-[.B5]" office:value-type="float" office:value="600000" calcext:value-type="float">
            <text:p>600,000</text:p>
          </table:table-cell>
          <table:table-cell/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 orbit period</text:p>
          </table:table-cell>
          <table:table-cell table:style-name="ce21" table:formula="of:=SQRT([.B15]*[.B15]*[.B15]/[.B2])*2*PI()" office:value-type="float" office:value="2581351.7107282" calcext:value-type="float">
            <text:p>2,581,351.711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7"/>
          <table:table-cell table:style-name="Default"/>
          <table:table-cell/>
          <table:table-cell table:style-name="ce111"/>
          <table:table-cell/>
          <table:table-cell office:value-type="string" calcext:value-type="string">
            <text:p>Max height</text:p>
          </table:table-cell>
          <table:table-cell table:formula="of:=[.L28]-[.B5]" office:value-type="float" office:value="2286751.34594813" calcext:value-type="float">
            <text:p>2,286,751</text:p>
          </table:table-cell>
          <table:table-cell/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/>
          <table:table-cell table:style-name="ce37" table:formula="of:=COM.MICROSOFT.CONCAT(FLOOR([.B30]/21600);&quot;d &quot;;FLOOR([.B30]/3600-6*FLOOR([.B30]/21600));&quot;h &quot;;FLOOR([.B30]/60-60*FLOOR([.B30]/3600));&quot;m &quot;;TEXT([.B30]-60*FLOOR([.B30]/60);&quot;#0.000&quot;);&quot;s&quot;)" office:value-type="string" office:string-value="119d 3h 2m 31.711s" calcext:value-type="string">
            <text:p>119d 3h 2m 31.711s</text:p>
          </table:table-cell>
          <table:table-cell table:number-columns-repeated="3"/>
          <table:table-cell office:value-type="string" calcext:value-type="string">
            <text:p>SMA</text:p>
          </table:table-cell>
          <table:table-cell table:formula="of:=([.G28]+[.G29])/2+[.B5]" office:value-type="float" office:value="2081667" calcext:value-type="float">
            <text:p>2,081,667.000</text:p>
          </table:table-cell>
          <table:table-cell table:style-name="ce1"/>
          <table:table-cell table:style-name="ce67" office:value-type="string" calcext:value-type="string">
            <text:p>m</text:p>
          </table:table-cell>
          <table:table-cell/>
          <table:table-cell office:value-type="string" calcext:value-type="string">
            <text:p>Min Period</text:p>
          </table:table-cell>
          <table:table-cell table:style-name="ce21" table:formula="of:=SQRT([.L27]*[.L27]*[.L27]/[.B2])*2*PI()" office:value-type="float" office:value="4395.07189153894" calcext:value-type="float">
            <text:p>4,395.072</text:p>
          </table:table-cell>
          <table:table-cell/>
          <table:table-cell office:value-type="string" calcext:value-type="string">
            <text:p>s</text:p>
          </table:table-cell>
          <table:table-cell table:number-columns-repeated="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Transfer time</text:p>
          </table:table-cell>
          <table:table-cell table:formula="of:=SQRT([.G31]*[.G31]*[.G31]/[.B2])*PI()" office:value-type="float" office:value="5020.8934471279" calcext:value-type="float">
            <text:p>5,020.893</text:p>
          </table:table-cell>
          <table:table-cell table:style-name="ce1"/>
          <table:table-cell table:style-name="ce67" office:value-type="string" calcext:value-type="string">
            <text:p>s</text:p>
          </table:table-cell>
          <table:table-cell table:number-columns-repeated="2"/>
          <table:table-cell table:style-name="ce37" table:formula="of:=COM.MICROSOFT.CONCAT(FLOOR([.L31]/21600);&quot;d &quot;;FLOOR([.L31]/3600-6*FLOOR([.L31]/21600));&quot;h &quot;;FLOOR([.L31]/60-60*FLOOR([.L31]/3600));&quot;m &quot;;TEXT([.L31]-60*FLOOR([.L31]/60);&quot;#0.000&quot;);&quot;s&quot;)" office:value-type="string" office:string-value="0d 1h 13m 15.072s" calcext:value-type="string">
            <text:p>0d 1h 13m 15.072s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37" table:formula="of:=COM.MICROSOFT.CONCAT(FLOOR([.G32]/21600);&quot;d &quot;;FLOOR([.G32]/3600-6*FLOOR([.G32]/21600));&quot;h &quot;;FLOOR([.G32]/60-60*FLOOR([.G32]/3600));&quot;m &quot;;TEXT([.G32]-60*FLOOR([.G32]/60);&quot;#0.000&quot;);&quot;s&quot;)" office:value-type="string" office:string-value="0d 1h 23m 40.893s" calcext:value-type="string">
            <text:p>0d 1h 23m 40.893s</text:p>
          </table:table-cell>
          <table:table-cell table:style-name="ce1"/>
          <table:table-cell table:style-name="ce67"/>
          <table:table-cell/>
          <table:table-cell office:value-type="string" calcext:value-type="string">
            <text:p>Max Period</text:p>
          </table:table-cell>
          <table:table-cell table:style-name="ce21" table:formula="of:=SQRT([.L28]*[.L28]*[.L28]/[.B2])*2*PI()" office:value-type="float" office:value="16398.6531348978" calcext:value-type="float">
            <text:p>16,398.653</text:p>
          </table:table-cell>
          <table:table-cell/>
          <table:table-cell office:value-type="string" calcext:value-type="string">
            <text:p>s</text:p>
          </table:table-cell>
          <table:table-cell table:number-columns-repeated="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Body rotates</text:p>
          </table:table-cell>
          <table:table-cell table:formula="of:=360*[.G32]/[.B6]" office:value-type="float" office:value="83.8779515281195" calcext:value-type="float">
            <text:p>83.878</text:p>
          </table:table-cell>
          <table:table-cell table:style-name="ce1"/>
          <table:table-cell table:style-name="ce112" office:value-type="string" calcext:value-type="string">
            <text:p>°</text:p>
          </table:table-cell>
          <table:table-cell table:number-columns-repeated="2"/>
          <table:table-cell table:style-name="ce37" table:formula="of:=COM.MICROSOFT.CONCAT(FLOOR([.L33]/21600);&quot;d &quot;;FLOOR([.L33]/3600-6*FLOOR([.L33]/21600));&quot;h &quot;;FLOOR([.L33]/60-60*FLOOR([.L33]/3600));&quot;m &quot;;TEXT([.L33]-60*FLOOR([.L33]/60);&quot;#0.000&quot;);&quot;s&quot;)" office:value-type="string" office:string-value="0d 4h 33m 18.653s" calcext:value-type="string">
            <text:p>0d 4h 33m 18.653s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Insert dv</text:p>
          </table:table-cell>
          <table:table-cell table:formula="of:=SQRT([.B2]*(2/([.G28]+[.B5])-1/[.G31]))-SQRT([.B2]/([.G28]+[.B5]))" office:value-type="float" office:value="651.059233785699" calcext:value-type="float">
            <text:p>651.059</text:p>
          </table:table-cell>
          <table:table-cell table:style-name="ce1"/>
          <table:table-cell table:style-name="ce67" office:value-type="string" calcext:value-type="string">
            <text:p>m/s</text:p>
          </table:table-cell>
          <table:table-cell/>
          <table:table-cell table:style-name="ce118"/>
          <table:table-cell table:style-name="ce98" table:number-columns-repeated="2"/>
          <table:table-cell table:style-name="ce126"/>
          <table:table-cell table:number-columns-repeated="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Final dv</text:p>
          </table:table-cell>
          <table:table-cell table:formula="of:=SQRT([.B2]/([.G29]+[.B5]))-SQRT([.B2]*(2/([.G29]+[.B5])-1/[.G31]))" office:value-type="float" office:value="424.233207862991" calcext:value-type="float">
            <text:p>424.233</text:p>
          </table:table-cell>
          <table:table-cell table:style-name="ce1"/>
          <table:table-cell table:style-name="ce67" office:value-type="string" calcext:value-type="string">
            <text:p>m/s</text:p>
          </table:table-cell>
          <table:table-cell/>
          <table:table-cell table:style-name="ce119" table:number-columns-repeated="4"/>
          <table:table-cell table:number-columns-repeated="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ce46" office:value-type="string" calcext:value-type="string">
            <text:p>Total dv</text:p>
          </table:table-cell>
          <table:table-cell table:style-name="ce94" table:formula="of:=[.G35]+[.G36]" office:value-type="float" office:value="1075.29244164869" calcext:value-type="float">
            <text:p>1,075.292</text:p>
          </table:table-cell>
          <table:table-cell table:style-name="ce60"/>
          <table:table-cell table:style-name="ce68" office:value-type="string" calcext:value-type="string">
            <text:p>m/s</text:p>
          </table:table-cell>
          <table:table-cell/>
          <table:table-cell table:style-name="Default" table:number-columns-repeated="4"/>
          <table:table-cell table:number-columns-repeated="10"/>
        </table:table-row>
        <calcext:conditional-formats>
          <calcext:conditional-format calcext:target-range-address="Calculators.B21:Calculators.D22">
            <calcext:condition calcext:apply-style-name="Red BG" calcext:value="formula-is([.$B$21]&gt;=[.$B$15])" calcext:base-cell-address="Calculators.B21"/>
          </calcext:conditional-format>
          <calcext:conditional-format calcext:target-range-address="Calculators.G14:Calculators.I16 Calculators.G24:Calculators.I26 Calculators.V5:Calculators.X11 Calculators.Q9:Calculators.S10">
            <calcext:condition calcext:apply-style-name="Red BG" calcext:value="formula-is(OR([.$G$16]&lt;[.$B$24];[.$G$15]&gt;[.$B$15]))" calcext:base-cell-address="Calculators.G5"/>
          </calcext:conditional-format>
          <calcext:conditional-format calcext:target-range-address="Calculators.G25:Calculators.I25">
            <calcext:condition calcext:apply-style-name="Red BG" calcext:value="formula-is([.$G$25]&gt;=[.$B$15])" calcext:base-cell-address="Calculators.G25"/>
          </calcext:conditional-format>
          <calcext:conditional-format calcext:target-range-address="Calculators.Q12:Calculators.Q12">
            <calcext:condition calcext:apply-style-name="Red BG" calcext:value="formula-is([.$Q$12]=[.$L$24])" calcext:base-cell-address="Calculators.Q12"/>
          </calcext:conditional-format>
          <calcext:conditional-format calcext:target-range-address="Calculators.Q18:Calculators.S18">
            <calcext:condition calcext:apply-style-name="Red BG" calcext:value="formula-is([.$Q$18]&lt;=[.$B$24])" calcext:base-cell-address="Calculators.Q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number number:decimal-places="3" number:min-decimal-places="3" number:min-integer-digits="1" number:grouping="true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_20_BG" style:display-name="Red BG" style:family="table-cell" style:parent-style-name="Default">
      <style:table-cell-properties fo:background-color="#ff3838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2T10:30:49.507000000</dc:date>
    <meta:editing-duration>PT10H58M40S</meta:editing-duration>
    <meta:editing-cycles>52</meta:editing-cycles>
    <meta:generator>LibreOffice/7.4.2.3$Windows_X86_64 LibreOffice_project/382eef1f22670f7f4118c8c2dd222ec7ad009daf</meta:generator>
    <meta:document-statistic meta:table-count="3" meta:cell-count="579" meta:object-count="0"/>
  </office:meta>
</office:document-meta>
</file>